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F00000032195F623BB11B5DF0.png" manifest:media-type="image/png"/>
  <manifest:file-entry manifest:full-path="Pictures/100002010000079E000002295BC4BC56F180191B.png" manifest:media-type="image/png"/>
  <manifest:file-entry manifest:full-path="Pictures/1000020100000800000004008543D0F7284A23D5.png" manifest:media-type="image/png"/>
  <manifest:file-entry manifest:full-path="Pictures/100002010000031500000331715A5BF019017AB5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ontserrat" svg:font-family="Montserrat"/>
    <style:font-face style:name="Montserrat Light" svg:font-family="'Montserrat Light'"/>
    <style:font-face style:name="Montserrat Medium" svg:font-family="'Montserrat Medium'"/>
    <style:font-face style:name="Montserrat SemiBold" svg:font-family="'Montserrat SemiBold'"/>
    <style:font-face style:name="Open Sans" svg:font-family="'Ope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51a2da" draw:stroke-linejoin="round" draw:fill="solid" draw:fill-color="#f3f3f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solid" svg:stroke-width="0.053cm" svg:stroke-color="#8e83e4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ONE_5f_COLUMN_5f_TEXT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pr2" style:family="presentation" style:parent-style-name="ONE_5f_COLUMN_5f_TEX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3" style:family="presentation" style:parent-style-name="ONE_5f_COLUMN_5f_TEXT-subtitle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pr4" style:family="presentation" style:parent-style-name="ONE_5f_COLUMN_5f_TEXT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ONE_5f_COLUMN_5f_TEXT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pr6" style:family="presentation" style:parent-style-name="ONE_5f_COLUMN_5f_TEXT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3.181cm" fo:padding-top="0cm" fo:padding-bottom="0cm" fo:padding-left="0cm" fo:padding-right="0cm" fo:wrap-option="wrap"/>
    </style:style>
    <style:style style:name="pr8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cm" fo:padding-bottom="0cm" fo:padding-left="0cm" fo:padding-right="0cm" fo:wrap-option="wrap"/>
    </style:style>
    <style:style style:name="pr9" style:family="presentation" style:parent-style-name="TITLE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CUSTOM_5f_1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pr11" style:family="presentation" style:parent-style-name="CUSTOM_5f_1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2" style:family="presentation" style:parent-style-name="CUSTOM_5f_1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pr13" style:family="presentation" style:parent-style-name="CUSTOM_5f_1-subtitle" style:list-style-name="L27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cm" fo:padding-bottom="0cm" fo:padding-left="0cm" fo:padding-right="0cm" fo:wrap-option="wrap"/>
    </style:style>
    <style:style style:name="pr14" style:family="presentation" style:parent-style-name="CUSTOM_5f_1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CUSTOM_5f_1_5f_1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pr16" style:family="presentation" style:parent-style-name="CUSTOM_5f_1_5f_1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7" style:family="presentation" style:parent-style-name="CUSTOM_5f_1_5f_1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pr18" style:family="presentation" style:parent-style-name="CUSTOM_5f_1_5f_1-subtitle" style:list-style-name="L27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cm" fo:padding-bottom="0cm" fo:padding-left="0cm" fo:padding-right="0cm" fo:wrap-option="wrap"/>
    </style:style>
    <style:style style:name="pr19" style:family="presentation" style:parent-style-name="CUSTOM_5f_1_5f_1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CUSTOM_5f_1_5f_1_5f_1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pr21" style:family="presentation" style:parent-style-name="CUSTOM_5f_1_5f_1_5f_1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22" style:family="presentation" style:parent-style-name="CUSTOM_5f_1_5f_1_5f_1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pr23" style:family="presentation" style:parent-style-name="CUSTOM_5f_1_5f_1_5f_1-subtitle" style:list-style-name="L27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cm" fo:padding-bottom="0cm" fo:padding-left="0cm" fo:padding-right="0cm" fo:wrap-option="wrap"/>
    </style:style>
    <style:style style:name="pr24" style:family="presentation" style:parent-style-name="CUSTOM_5f_1_5f_1_5f_1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MAIN_5f_POINT-title">
      <style:graphic-properties draw:stroke="none" svg:stroke-width="0cm" draw:fill="none" draw:textarea-vertical-align="middle" draw:auto-grow-height="false" draw:fit-to-size="shrink-to-fit" style:shrink-to-fit="true" fo:min-height="3.181cm" fo:padding-top="0cm" fo:padding-bottom="0cm" fo:padding-left="0cm" fo:padding-right="0cm" fo:wrap-option="wrap"/>
    </style:style>
    <style:style style:name="pr26" style:family="presentation" style:parent-style-name="MAIN_5f_POINT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ONE_5f_COLUMN_5f_TEXT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CUSTOM_5f_1_5f_1_5f_2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29" style:family="presentation" style:parent-style-name="CUSTOM_5f_1_5f_1_5f_2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pr30" style:family="presentation" style:parent-style-name="CUSTOM_5f_1_5f_1_5f_2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pr31" style:family="presentation" style:parent-style-name="CUSTOM_5f_1_5f_1_5f_2-subtitle" style:list-style-name="L27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cm" fo:padding-bottom="0cm" fo:padding-left="0cm" fo:padding-right="0cm" fo:wrap-option="wrap"/>
    </style:style>
    <style:style style:name="pr32" style:family="presentation" style:parent-style-name="CUSTOM_5f_1_5f_1_5f_2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CUSTOM_5f_1_5f_2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pr34" style:family="presentation" style:parent-style-name="CUSTOM_5f_1_5f_2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pr35" style:family="presentation" style:parent-style-name="CUSTOM_5f_1_5f_2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36" style:family="presentation" style:parent-style-name="CUSTOM_5f_1_5f_2-subtitle" style:list-style-name="L28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cm" fo:padding-bottom="0cm" fo:padding-left="0cm" fo:padding-right="0cm" fo:wrap-option="wrap"/>
    </style:style>
    <style:style style:name="pr37" style:family="presentation" style:parent-style-name="CUSTOM_5f_1_5f_2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8" style:family="presentation" style:parent-style-name="MAIN_5f_POINT_5f_1-title">
      <style:graphic-properties draw:stroke="none" svg:stroke-width="0cm" draw:fill="none" draw:textarea-vertical-align="middle" draw:auto-grow-height="false" draw:fit-to-size="shrink-to-fit" style:shrink-to-fit="true" fo:min-height="3.181cm" fo:padding-top="0cm" fo:padding-bottom="0cm" fo:padding-left="0cm" fo:padding-right="0cm" fo:wrap-option="wrap"/>
    </style:style>
    <style:style style:name="pr39" style:family="presentation" style:parent-style-name="MAIN_5f_POINT_5f_1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0" style:family="presentation" style:parent-style-name="MAIN_5f_POINT_5f_1_5f_1-title">
      <style:graphic-properties draw:stroke="none" svg:stroke-width="0cm" draw:fill="none" draw:textarea-vertical-align="middle" draw:auto-grow-height="false" draw:fit-to-size="shrink-to-fit" style:shrink-to-fit="true" fo:min-height="3.181cm" fo:padding-top="0cm" fo:padding-bottom="0cm" fo:padding-left="0cm" fo:padding-right="0cm" fo:wrap-option="wrap"/>
    </style:style>
    <style:style style:name="pr41" style:family="presentation" style:parent-style-name="MAIN_5f_POINT_5f_1_5f_1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2" style:family="presentation" style:parent-style-name="MAIN_5f_POINT_5f_1_5f_1_5f_1_5f_1-title">
      <style:graphic-properties draw:stroke="none" svg:stroke-width="0cm" draw:fill="none" draw:textarea-vertical-align="middle" draw:auto-grow-height="false" draw:fit-to-size="shrink-to-fit" style:shrink-to-fit="true" fo:min-height="3.181cm" fo:padding-top="0cm" fo:padding-bottom="0cm" fo:padding-left="0cm" fo:padding-right="0cm" fo:wrap-option="wrap"/>
    </style:style>
    <style:style style:name="pr43" style:family="presentation" style:parent-style-name="MAIN_5f_POINT_5f_1_5f_1_5f_1_5f_1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4" style:family="presentation" style:parent-style-name="MAIN_5f_POINT_5f_2-title">
      <style:graphic-properties draw:stroke="none" svg:stroke-width="0cm" draw:fill="none" draw:textarea-vertical-align="middle" draw:auto-grow-height="false" draw:fit-to-size="shrink-to-fit" style:shrink-to-fit="true" fo:min-height="3.181cm" fo:padding-top="0cm" fo:padding-bottom="0cm" fo:padding-left="0cm" fo:padding-right="0cm" fo:wrap-option="wrap"/>
    </style:style>
    <style:style style:name="pr45" style:family="presentation" style:parent-style-name="MAIN_5f_POINT_5f_2-outline1">
      <style:graphic-properties draw:stroke="none" svg:stroke-width="0cm" draw:fill="none" draw:textarea-vertical-align="top" draw:auto-grow-height="false" draw:fit-to-size="shrink-to-fit" style:shrink-to-fit="true" fo:min-height="10.798cm" fo:padding-top="0cm" fo:padding-bottom="0cm" fo:padding-left="0cm" fo:padding-right="0cm" fo:wrap-option="wrap"/>
    </style:style>
    <style:style style:name="pr46" style:family="presentation" style:parent-style-name="MAIN_5f_POINT_5f_2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7" style:family="presentation" style:parent-style-name="ONE_5f_COLUMN_5f_TEXT_5f_1-subtitle" style:list-style-name="L28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cm" fo:padding-bottom="0cm" fo:padding-left="0cm" fo:padding-right="0cm" fo:wrap-option="wrap"/>
    </style:style>
    <style:style style:name="pr48" style:family="presentation" style:parent-style-name="ONE_5f_COLUMN_5f_TEXT_5f_1-title">
      <style:graphic-properties draw:stroke="none" svg:stroke-width="0cm" draw:fill="none" draw:textarea-vertical-align="top" draw:auto-grow-height="false" draw:fit-to-size="shrink-to-fit" style:shrink-to-fit="true" fo:min-height="3.181cm" fo:padding-top="0cm" fo:padding-bottom="0cm" fo:padding-left="0cm" fo:padding-right="0cm" fo:wrap-option="wrap"/>
    </style:style>
    <style:style style:name="pr49" style:family="presentation" style:parent-style-name="ONE_5f_COLUMN_5f_TEXT_5f_1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cm" fo:padding-bottom="0cm" fo:padding-left="0cm" fo:padding-right="0cm" fo:wrap-option="wrap"/>
    </style:style>
    <style:style style:name="pr50" style:family="presentation" style:parent-style-name="ONE_5f_COLUMN_5f_TEXT_5f_1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style:paragraph-properties fo:margin-left="0cm" fo:margin-right="0cm" fo:margin-top="0.706cm" fo:margin-bottom="0cm" fo:line-height="125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.706cm" fo:margin-bottom="0.706cm" fo:line-height="125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loext:graphic-properties draw:fill="none" draw:fill-color="#ffffff"/>
      <style:paragraph-properties fo:margin-left="1.27cm" fo:margin-right="0cm" fo:margin-top="0.176cm" fo:margin-bottom="0cm" fo:line-height="125%" fo:text-align="start" fo:text-indent="-0.916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595959" style:text-line-through-style="none" style:text-line-through-type="none" style:text-position="0% 100%" style:font-name="Montserrat" fo:font-size="16pt" fo:letter-spacing="normal" fo:font-style="normal" style:text-underline-style="none" fo:font-weight="normal" style:font-name-asian="Montserrat" style:font-size-asian="16pt" style:font-style-asian="normal" style:font-weight-asian="normal" style:font-name-complex="Montserrat" style:font-size-complex="16pt" style:font-style-complex="normal" style:font-weight-complex="normal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style:paragraph-properties fo:margin-left="0cm" fo:margin-right="0cm" fo:margin-top="0.176cm" fo:margin-bottom="0.176cm" fo:line-height="12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1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50pt"/>
    </style:style>
    <style:style style:name="P12" style:family="paragraph">
      <style:paragraph-properties fo:margin-left="0cm" fo:margin-right="0cm" fo:margin-top="0.176cm" fo:margin-bottom="0.176cm" fo:line-height="125%" fo:text-align="end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14" style:family="paragraph">
      <style:paragraph-properties fo:margin-left="0cm" fo:margin-right="0cm" fo:margin-top="0.176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176cm" fo:margin-bottom="0.176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176cm" fo:margin-bottom="0cm" fo:line-height="13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18" style:family="paragraph">
      <loext:graphic-properties draw:fill="none" draw:fill-color="#ffffff"/>
      <style:paragraph-properties fo:margin-left="1.27cm" fo:margin-right="0cm" fo:margin-top="0.176cm" fo:margin-bottom="0cm" fo:line-height="125%" fo:text-align="start" fo:text-indent="-0.916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Montserrat" fo:font-size="8pt" fo:letter-spacing="normal" fo:font-style="normal" style:text-underline-style="none" fo:font-weight="normal" style:font-name-asian="Montserrat" style:font-size-asian="8pt" style:font-style-asian="normal" style:font-weight-asian="normal" style:font-name-complex="Montserrat" style:font-size-complex="8pt" style:font-style-complex="normal" style:font-weight-complex="normal"/>
    </style:style>
    <style:style style:name="P1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20" style:family="paragraph">
      <style:paragraph-properties fo:margin-left="0cm" fo:margin-right="0cm" fo:margin-top="0.706cm" fo:margin-bottom="0cm" fo:line-height="125%" fo:text-align="start" fo:text-indent="0cm" style:writing-mode="lr-tb"/>
    </style:style>
    <style:style style:name="P21" style:family="paragraph">
      <style:paragraph-properties fo:margin-left="0cm" fo:margin-right="0cm" fo:margin-top="0.706cm" fo:margin-bottom="0.706cm" fo:line-height="125%" fo:text-align="start" fo:text-indent="0cm" style:writing-mode="lr-tb"/>
    </style:style>
    <style:style style:name="P22" style:family="paragraph">
      <style:paragraph-properties fo:margin-left="0cm" fo:margin-right="0cm" fo:margin-top="0.176cm" fo:margin-bottom="0cm" fo:line-height="135%" fo:text-align="center" fo:text-indent="0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.176cm" fo:margin-bottom="0.176cm" fo:line-height="125%" fo:text-align="center" fo:text-indent="0cm" style:writing-mode="lr-tb">
        <style:tab-stops>
          <style:tab-stop style:position="0cm"/>
        </style:tab-stops>
      </style:paragraph-properties>
    </style:style>
    <style:style style:name="P25" style:family="paragraph">
      <loext:graphic-properties draw:fill="none"/>
      <style:paragraph-properties fo:text-align="start" style:font-independent-line-spacing="true"/>
      <style:text-properties fo:font-size="22pt"/>
    </style:style>
    <style:style style:name="P26" style:family="paragraph">
      <loext:graphic-properties draw:fill="none" draw:fill-color="#ffffff"/>
      <style:paragraph-properties fo:text-align="start" style:font-independent-line-spacing="true"/>
      <style:text-properties fo:font-size="14pt"/>
    </style:style>
    <style:style style:name="P27" style:family="paragraph">
      <style:paragraph-properties fo:margin-left="0cm" fo:margin-right="0cm" fo:margin-top="0cm" fo:margin-bottom="0cm" fo:line-height="135%" fo:text-align="start" fo:text-indent="0cm" style:writing-mode="lr-tb"/>
    </style:style>
    <style:style style:name="P28" style:family="paragraph">
      <style:paragraph-properties fo:margin-left="0cm" fo:margin-right="0cm" fo:margin-top="0.706cm" fo:margin-bottom="0cm" fo:line-height="135%" fo:text-align="start" fo:text-indent="0cm" style:writing-mode="lr-tb"/>
    </style:style>
    <style:style style:name="P29" style:family="paragraph">
      <style:paragraph-properties fo:margin-left="0cm" fo:margin-right="0cm" fo:margin-top="0.706cm" fo:margin-bottom="0.706cm" fo:line-height="135%" fo:text-align="start" fo:text-indent="0cm" style:writing-mode="lr-tb"/>
    </style:style>
    <style:style style:name="P30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31" style:family="paragraph">
      <loext:graphic-properties draw:fill="solid" draw:fill-color="#f3f3f3"/>
      <style:paragraph-properties fo:text-align="start" style:font-independent-line-spacing="true"/>
      <style:text-properties fo:font-size="14pt"/>
    </style:style>
    <style:style style:name="P32" style:family="paragraph">
      <loext:graphic-properties draw:fill="none"/>
      <style:paragraph-properties fo:text-align="start" style:font-independent-line-spacing="true"/>
      <style:text-properties fo:font-size="70pt"/>
    </style:style>
    <style:style style:name="P3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34" style:family="paragraph">
      <loext:graphic-properties draw:fill="none" draw:fill-color="#ffffff"/>
      <style:paragraph-properties fo:margin-left="1.27cm" fo:margin-right="0cm" fo:margin-top="0.176cm" fo:margin-bottom="0cm" fo:line-height="125%" fo:text-align="start" fo:text-indent="-0.916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595959" style:text-line-through-style="none" style:text-line-through-type="none" style:text-position="0% 100%" style:font-name="Montserrat" fo:font-size="8pt" fo:letter-spacing="normal" fo:font-style="normal" style:text-underline-style="none" fo:font-weight="normal" style:font-name-asian="Montserrat" style:font-size-asian="8pt" style:font-style-asian="normal" style:font-weight-asian="normal" style:font-name-complex="Montserrat" style:font-size-complex="8pt" style:font-style-complex="normal" style:font-weight-complex="normal"/>
    </style:style>
    <style:style style:name="P35" style:family="paragraph">
      <style:paragraph-properties fo:margin-left="0cm" fo:margin-right="0cm" fo:margin-top="0cm" fo:margin-bottom="0cm" fo:line-height="130%" fo:text-align="start" fo:text-indent="0cm" style:writing-mode="lr-tb">
        <style:tab-stops>
          <style:tab-stop style:position="0cm"/>
        </style:tab-stops>
      </style:paragraph-properties>
    </style:style>
    <style:style style:name="P3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8e83e4" style:text-line-through-style="none" style:text-line-through-type="none" style:text-position="0% 100%" style:font-name="Montserrat Medium" fo:font-size="36pt" fo:letter-spacing="normal" fo:font-style="normal" style:text-underline-style="none" fo:font-weight="normal" style:font-name-asian="Montserrat Medium" style:font-size-asian="36pt" style:font-style-asian="normal" style:font-weight-asian="normal" style:font-name-complex="Montserrat Medium" style:font-size-complex="36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Montserrat Light" fo:font-size="18pt" fo:letter-spacing="normal" fo:font-style="normal" style:text-underline-style="none" fo:font-weight="normal" style:font-name-asian="Montserrat Light" style:font-size-asian="18pt" style:font-style-asian="normal" style:font-weight-asian="normal" style:font-name-complex="Montserrat Light" style:font-size-complex="18pt" style:font-style-complex="normal" style:font-weight-complex="normal"/>
    </style:style>
    <style:style style:name="T3" style:family="text">
      <style:text-properties fo:font-variant="normal" fo:text-transform="none" fo:color="#a07cbc" style:text-line-through-style="none" style:text-line-through-type="none" style:text-position="0% 100%" style:font-name="Montserrat" fo:font-size="18pt" fo:letter-spacing="normal" fo:font-style="normal" style:text-underline-style="none" fo:font-weight="bold" style:font-name-asian="Montserrat" style:font-size-asian="18pt" style:font-style-asian="normal" style:font-weight-asian="bold" style:font-name-complex="Montserrat" style:font-size-complex="18pt" style:font-style-complex="normal" style:font-weight-complex="bold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Montserrat" fo:font-size="18pt" fo:letter-spacing="normal" fo:font-style="normal" style:text-underline-style="none" fo:font-weight="bold" style:font-name-asian="Montserrat" style:font-size-asian="18pt" style:font-style-asian="normal" style:font-weight-asian="bold" style:font-name-complex="Montserrat" style:font-size-complex="18pt" style:font-style-complex="normal" style:font-weight-complex="bold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Montserrat" fo:font-size="16pt" fo:letter-spacing="normal" fo:font-style="normal" style:text-underline-style="none" fo:font-weight="normal" style:font-name-asian="Montserrat" style:font-size-asian="16pt" style:font-style-asian="normal" style:font-weight-asian="normal" style:font-name-complex="Montserrat" style:font-size-complex="16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Montserrat SemiBold" fo:font-size="50pt" fo:letter-spacing="normal" fo:font-style="normal" style:text-underline-style="none" fo:font-weight="normal" style:font-name-asian="Montserrat SemiBold" style:font-size-asian="50pt" style:font-style-asian="normal" style:font-weight-asian="normal" style:font-name-complex="Montserrat SemiBold" style:font-size-complex="50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Montserrat" fo:font-size="28pt" fo:letter-spacing="normal" fo:font-style="normal" style:text-underline-style="none" fo:font-weight="normal" style:font-name-asian="Montserrat" style:font-size-asian="28pt" style:font-style-asian="normal" style:font-weight-asian="normal" style:font-name-complex="Montserrat" style:font-size-complex="28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Montserrat" fo:font-size="16pt" fo:letter-spacing="normal" fo:font-style="normal" style:text-underline-style="none" fo:font-weight="normal" style:font-name-asian="Montserrat" style:font-size-asian="16pt" style:font-style-asian="normal" style:font-weight-asian="normal" style:font-name-complex="Montserrat" style:font-size-complex="16pt" style:font-style-complex="normal" style:font-weight-complex="normal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Montserrat Light" fo:font-size="16pt" fo:letter-spacing="normal" fo:font-style="normal" style:text-underline-style="none" fo:font-weight="normal" style:font-name-asian="Montserrat Light" style:font-size-asian="16pt" style:font-style-asian="normal" style:font-weight-asian="normal" style:font-name-complex="Montserrat Light" style:font-size-complex="16pt" style:font-style-complex="normal" style:font-weight-complex="normal"/>
    </style:style>
    <style:style style:name="T10" style:family="text">
      <style:text-properties fo:font-variant="normal" fo:text-transform="none" fo:color="#595959" style:text-line-through-style="none" style:text-line-through-type="none" style:text-position="0% 100%" style:font-name="Montserrat SemiBold" fo:font-size="16pt" fo:letter-spacing="normal" fo:font-style="normal" style:text-underline-style="none" fo:font-weight="normal" style:font-name-asian="Montserrat SemiBold" style:font-size-asian="16pt" style:font-style-asian="normal" style:font-weight-asian="normal" style:font-name-complex="Montserrat SemiBold" style:font-size-complex="16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Montserrat SemiBold" fo:font-size="44pt" fo:letter-spacing="normal" fo:font-style="normal" style:text-underline-style="none" fo:font-weight="normal" style:font-name-asian="Montserrat SemiBold" style:font-size-asian="44pt" style:font-style-asian="normal" style:font-weight-asian="normal" style:font-name-complex="Montserrat SemiBold" style:font-size-complex="44pt" style:font-style-complex="normal" style:font-weight-complex="normal"/>
    </style:style>
    <style:style style:name="T12" style:family="text">
      <style:text-properties fo:font-variant="normal" fo:text-transform="none" fo:color="#8e83e4" style:text-line-through-style="none" style:text-line-through-type="none" style:text-position="0% 100%" style:font-name="Montserrat Medium" fo:font-size="22pt" fo:letter-spacing="normal" fo:font-style="normal" style:text-underline-style="none" fo:font-weight="normal" style:font-name-asian="Montserrat Medium" style:font-size-asian="22pt" style:font-style-asian="normal" style:font-weight-asian="normal" style:font-name-complex="Montserrat Medium" style:font-size-complex="22pt" style:font-style-complex="normal" style:font-weight-complex="normal"/>
    </style:style>
    <style:style style:name="T13" style:family="text">
      <style:text-properties fo:font-variant="normal" fo:text-transform="none" fo:color="#595959" style:text-line-through-style="none" style:text-line-through-type="none" style:text-position="0% 100%" style:font-name="Montserrat" fo:font-size="14pt" fo:letter-spacing="normal" fo:font-style="normal" style:text-underline-style="none" fo:font-weight="normal" style:font-name-asian="Montserrat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T14" style:family="text">
      <style:text-properties fo:font-variant="normal" fo:text-transform="none" fo:color="#595959" style:text-line-through-style="none" style:text-line-through-type="none" style:text-position="0% 100%" style:font-name="Montserrat Light" fo:font-size="12pt" fo:letter-spacing="normal" fo:font-style="normal" style:text-underline-style="none" fo:font-weight="normal" style:font-name-asian="Montserrat Light" style:font-size-asian="12pt" style:font-style-asian="normal" style:font-weight-asian="normal" style:font-name-complex="Montserrat Light" style:font-size-complex="12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Montserrat" fo:font-size="14pt" fo:letter-spacing="normal" fo:font-style="normal" style:text-underline-style="none" fo:font-weight="normal" style:font-name-asian="Montserrat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Montserrat" fo:font-size="70pt" fo:letter-spacing="normal" fo:font-style="normal" style:text-underline-style="none" fo:font-weight="bold" style:font-name-asian="Montserrat" style:font-size-asian="70pt" style:font-style-asian="normal" style:font-weight-asian="bold" style:font-name-complex="Montserrat" style:font-size-complex="70pt" style:font-style-complex="normal" style:font-weight-complex="bold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Montserrat SemiBold" fo:font-size="28pt" fo:letter-spacing="normal" fo:font-style="normal" style:text-underline-style="none" fo:font-weight="normal" style:font-name-asian="Montserrat SemiBold" style:font-size-asian="28pt" style:font-style-asian="normal" style:font-weight-asian="normal" style:font-name-complex="Montserrat SemiBold" style:font-size-complex="28pt" style:font-style-complex="normal" style:font-weight-complex="normal"/>
    </style:style>
    <style:style style:name="T18" style:family="text">
      <style:text-properties fo:font-variant="normal" fo:text-transform="none" fo:color="#efefef" style:text-line-through-style="none" style:text-line-through-type="none" style:text-position="0% 100%" style:font-name="Montserrat" fo:font-size="16pt" fo:letter-spacing="normal" fo:font-style="normal" style:text-underline-style="none" fo:font-weight="normal" style:font-name-asian="Montserrat" style:font-size-asian="16pt" style:font-style-asian="normal" style:font-weight-asian="normal" style:font-name-complex="Montserrat" style:font-size-complex="16pt" style:font-style-complex="normal" style:font-weight-complex="normal"/>
    </style:style>
    <style:style style:name="T19" style:family="text">
      <style:text-properties fo:font-variant="normal" fo:text-transform="none" fo:color="#595959" style:text-line-through-style="none" style:text-line-through-type="none" style:text-position="0% 100%" style:font-name="Montserrat" fo:font-size="22pt" fo:letter-spacing="normal" fo:font-style="normal" style:text-underline-style="none" fo:font-weight="normal" style:font-name-asian="Montserrat" style:font-size-asian="22pt" style:font-style-asian="normal" style:font-weight-asian="normal" style:font-name-complex="Montserrat" style:font-size-complex="2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8e83e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■">
        <style:list-level-properties text:space-before="0.354cm" text:min-label-width="0.916cm"/>
        <style:text-properties style:font-name="Montserrat Light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■">
        <style:list-level-properties text:space-before="0.354cm" text:min-label-width="0.916cm"/>
        <style:text-properties style:font-name="Montserrat Light" fo:color="#ffffff" fo:font-size="100%"/>
      </text:list-level-style-bullet>
      <text:list-level-style-bullet text:level="2" text:bullet-char="⚬">
        <style:list-level-properties text:space-before="1.624cm" text:min-label-width="0.916cm"/>
        <style:text-properties style:font-name="Montserrat Light" fo:color="#294172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■">
        <style:list-level-properties text:space-before="0.354cm" text:min-label-width="0.916cm"/>
        <style:text-properties style:font-name="Montserrat Light" fo:color="#ffffff" fo:font-size="100%"/>
      </text:list-level-style-bullet>
      <text:list-level-style-bullet text:level="2" text:bullet-char="⚬">
        <style:list-level-properties text:space-before="1.624cm" text:min-label-width="0.916cm"/>
        <style:text-properties style:font-name="Montserrat Light" fo:color="#294172" fo:font-size="100%"/>
      </text:list-level-style-bullet>
      <text:list-level-style-bullet text:level="3" text:bullet-char="■">
        <style:list-level-properties text:space-before="2.894cm" text:min-label-width="0.916cm"/>
        <style:text-properties style:font-name="Montserrat Light" fo:color="#294172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54cm" text:min-label-width="0.916cm"/>
        <style:text-properties fo:color="#ffffff" fo:font-size="100%"/>
      </text:list-level-style-number>
      <text:list-level-style-bullet text:level="2" text:bullet-char="⚬">
        <style:list-level-properties text:space-before="1.624cm" text:min-label-width="0.916cm"/>
        <style:text-properties style:font-name="Montserrat Light" fo:color="#294172" fo:font-size="100%"/>
      </text:list-level-style-bullet>
      <text:list-level-style-bullet text:level="3" text:bullet-char="■">
        <style:list-level-properties text:space-before="2.894cm" text:min-label-width="0.916cm"/>
        <style:text-properties style:font-name="Montserrat Light" fo:color="#294172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■">
        <style:list-level-properties text:space-before="0.318cm" text:min-label-width="0.952cm"/>
        <style:text-properties style:font-name="Montserrat Light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cm"/>
        <style:text-properties fo:color="#8e83e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■">
        <style:list-level-properties text:space-before="0.424cm" text:min-label-width="0.846cm"/>
        <style:text-properties style:font-name="Montserrat Light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number text:level="1" style:num-format="">
        <style:list-level-properties text:space-before="0.3cm" text:min-label-width="0.9cm"/>
        <style:text-properties fo:color="#8e83e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number text:level="1" style:num-format="">
        <style:list-level-properties text:space-before="-0.6cm"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number text:level="1" style:num-format="">
        <style:list-level-properties text:space-before="-0.6cm"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number text:level="1" style:num-format="">
        <style:list-level-properties text:space-before="-0.6cm"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DevConf.CZ Presentation Template" draw:style-name="dp1" draw:master-page-name="ONE_5f_COLUMN_5f_TEXT">
        <draw:frame draw:name="Google Shape;95;p15" presentation:style-name="pr1" draw:text-style-name="P2" draw:layer="layout" svg:width="22.442cm" svg:height="2.12cm" svg:x="2.383cm" svg:y="1.581cm" presentation:class="title" presentation:user-transformed="true">
          <draw:text-box>
            <text:p text:style-name="P1"><text:span text:style-name="T1">DevConf.CZ Presentation Template</text:span></text:p>
          </draw:text-box>
        </draw:frame>
        <draw:frame draw:name="Google Shape;96;p15" presentation:style-name="pr2" draw:text-style-name="P5" draw:layer="layout" svg:width="22.442cm" svg:height="11.627cm" svg:x="2.328cm" svg:y="5.076cm" presentation:class="outline" presentation:user-transformed="true">
          <draw:text-box>
            <text:p text:style-name="P3"><text:span text:style-name="T2">Lorem ipsum dolor sit amet, consectetur adipiscing elit. Aliquam dignissim eleifend purus, ut consectetur ligula scelerisque eu. Nullam ultricies, sem id rhoncus condimentum, augue lectus.</text:span></text:p>
            <text:p text:style-name="P4"><text:span text:style-name="T2"/></text:p>
          </draw:text-box>
        </draw:frame>
        <draw:frame draw:name="Google Shape;97;p15" presentation:style-name="pr3" draw:text-style-name="P6" draw:layer="layout" svg:width="22.442cm" svg:height="0.979cm" svg:x="2.383cm" svg:y="3.702cm" presentation:class="subtitle" presentation:placeholder="true" presentation:user-transformed="true">
          <draw:text-box/>
        </draw:frame>
        <presentation:notes draw:style-name="dp2">
          <draw:page-thumbnail draw:name="Google Shape;92;gd404890b01_0_563:notes" draw:style-name="gr1" draw:layer="layout" svg:width="16.928cm" svg:height="9.524cm" svg:x="1.061cm" svg:y="1.905cm" draw:page-number="1" presentation:class="page"/>
          <draw:frame draw:name="Google Shape;93;gd404890b01_0_563:notes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 to use this deck" draw:style-name="dp1" draw:master-page-name="ONE_5f_COLUMN_5f_TEXT">
        <draw:frame draw:name="Google Shape;102;p16" presentation:style-name="pr1" draw:text-style-name="P2" draw:layer="layout" svg:width="22.442cm" svg:height="2.12cm" svg:x="2.383cm" svg:y="1.581cm" presentation:class="title" presentation:user-transformed="true">
          <draw:text-box>
            <text:p text:style-name="P1"><text:span text:style-name="T1">How to use this deck</text:span></text:p>
          </draw:text-box>
        </draw:frame>
        <draw:frame draw:name="Google Shape;103;p16" presentation:style-name="pr2" draw:text-style-name="P5" draw:layer="layout" svg:width="22.442cm" svg:height="11.627cm" svg:x="2.328cm" svg:y="5.076cm" presentation:class="outline" presentation:user-transformed="true">
          <draw:text-box>
            <text:p text:style-name="P3"><text:span text:style-name="T2">Before you begin working, always </text:span><text:span text:style-name="T3">fork the deck</text:span><text:span text:style-name="T2">. </text:span><text:span text:style-name="T4">Click "File &gt; Make a Copy" to build your own version</text:span><text:span text:style-name="T2">.</text:span></text:p>
            <text:p text:style-name="P4"><text:span text:style-name="T2">To access the deck's pre-formatted slides, click either the "Layout" toolbar button or "Slide &gt; Apply Layout" in the menu bar.</text:span></text:p>
          </draw:text-box>
        </draw:frame>
        <draw:frame draw:name="Google Shape;104;p16" presentation:style-name="pr5" draw:text-style-name="P9" draw:layer="layout" svg:width="22.442cm" svg:height="0.979cm" svg:x="2.383cm" svg:y="3.702cm" presentation:class="subtitle" presentation:user-transformed="true">
          <draw:text-box>
            <text:p text:style-name="P8"><text:span text:style-name="T5">Read this before getting started</text:span></text:p>
          </draw:text-box>
        </draw:frame>
        <presentation:notes draw:style-name="dp2">
          <draw:page-thumbnail draw:name="Google Shape;99;gd404890b01_0_570:notes" draw:style-name="gr1" draw:layer="layout" svg:width="16.928cm" svg:height="9.524cm" svg:x="1.061cm" svg:y="1.905cm" draw:page-number="2" presentation:class="page"/>
          <draw:frame draw:name="Google Shape;100;gd404890b01_0_570:notes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is is a title slide" draw:style-name="dp3" draw:master-page-name="TITLE" presentation:presentation-page-layout-name="AL1T0">
        <draw:frame draw:name="Google Shape;109;p17" presentation:style-name="pr7" draw:text-style-name="P11" draw:layer="layout" svg:width="19.752cm" svg:height="4.315cm" svg:x="11.89cm" svg:y="6.688cm" presentation:class="title" presentation:user-transformed="true">
          <draw:text-box>
            <text:p text:style-name="P10"><text:span text:style-name="T6">This is a title slide</text:span></text:p>
          </draw:text-box>
        </draw:frame>
        <draw:frame draw:name="Google Shape;110;p17" presentation:style-name="pr8" draw:text-style-name="P13" draw:layer="layout" svg:width="19.755cm" svg:height="1.195cm" svg:x="11.887cm" svg:y="11.45cm" presentation:class="subtitle" presentation:user-transformed="true">
          <draw:text-box>
            <text:p text:style-name="P12"><text:span text:style-name="T7">It can have a subtitle, too.</text:span></text:p>
          </draw:text-box>
        </draw:frame>
        <draw:frame draw:name="Google Shape;111;p17" presentation:style-name="pr8" draw:text-style-name="P9" draw:layer="layout" svg:width="5.63cm" svg:height="1.709cm" svg:x="25.97cm" svg:y="14.84cm" presentation:class="subtitle" presentation:user-transformed="true">
          <draw:text-box>
            <text:p text:style-name="P14"><text:span text:style-name="T8">Speaker name</text:span></text:p>
            <text:p text:style-name="P15"><text:span text:style-name="T8">Title</text:span></text:p>
          </draw:text-box>
        </draw:frame>
        <draw:frame draw:name="Google Shape;112;p17" presentation:style-name="pr8" draw:text-style-name="P9" draw:layer="layout" svg:width="5.63cm" svg:height="1.709cm" svg:x="17.368cm" svg:y="14.84cm" presentation:class="subtitle" presentation:user-transformed="true">
          <draw:text-box>
            <text:p text:style-name="P14"><text:span text:style-name="T8">Speaker name</text:span></text:p>
            <text:p text:style-name="P15"><text:span text:style-name="T8">Title</text:span></text:p>
          </draw:text-box>
        </draw:frame>
        <presentation:notes draw:style-name="dp2">
          <draw:page-thumbnail draw:name="Google Shape;106;gd404890b01_0_410:notes" draw:style-name="gr1" draw:layer="layout" svg:width="16.928cm" svg:height="9.524cm" svg:x="1.061cm" svg:y="1.905cm" draw:page-number="3" presentation:class="page"/>
          <draw:frame draw:name="Google Shape;107;gd404890b01_0_410:notes" presentation:style-name="pr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is is the default slide." draw:style-name="dp3" draw:master-page-name="CUSTOM_5f_1">
        <draw:frame draw:name="Google Shape;117;p18" presentation:style-name="pr10" draw:text-style-name="P2" draw:layer="layout" svg:width="25.021cm" svg:height="2.12cm" svg:x="2.383cm" svg:y="1.581cm" presentation:class="title" presentation:user-transformed="true">
          <draw:text-box>
            <text:p text:style-name="P1"><text:span text:style-name="T1">This is the default slide.</text:span></text:p>
          </draw:text-box>
        </draw:frame>
        <draw:frame draw:name="Google Shape;118;p18" presentation:style-name="pr11" draw:text-style-name="P17" draw:layer="layout" svg:width="25.021cm" svg:height="9.776cm" svg:x="2.383cm" svg:y="5.344cm" presentation:class="outline" presentation:user-transformed="true">
          <draw:text-box>
            <text:p text:style-name="P16"><text:span text:style-name="T9">You can add text to it like this. It also features nested lists.</text:span></text:p>
            <text:list text:style-name="L9">
              <text:list-item>
                <text:p text:style-name="P16"><text:span text:style-name="T9">They look like this.</text:span></text:p>
              </text:list-item>
            </text:list>
            <text:list text:style-name="L10">
              <text:list-item>
                <text:list>
                  <text:list-item>
                    <text:p text:style-name="P16"><text:span text:style-name="T9">And this.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16"><text:span text:style-name="T9">And this</text:span></text:p>
                      </text:list-item>
                    </text:list>
                  </text:list-item>
                </text:list>
              </text:list-item>
            </text:list>
            <text:p text:style-name="P16"><text:span text:style-name="T9">Lorem ipsum dolor sit amet, consectetur adipiscing elit. Aliquam dignissim eleifend purus, ut consectetur ligula scelerisque eu. Nullam ultricies, sem id rhoncus condimentum, augue lectus.</text:span></text:p>
            <text:p text:style-name="P16"><text:span text:style-name="T9"/></text:p>
          </draw:text-box>
        </draw:frame>
        <draw:frame draw:name="Google Shape;119;p18" presentation:style-name="pr12" draw:text-style-name="P9" draw:layer="layout" svg:width="25.021cm" svg:height="0.979cm" svg:x="2.383cm" svg:y="3.702cm" presentation:class="subtitle" presentation:user-transformed="true">
          <draw:text-box>
            <text:p text:style-name="P8"><text:span text:style-name="T5">You can add a subtitle here.</text:span></text:p>
          </draw:text-box>
        </draw:frame>
        <draw:frame draw:name="Google Shape;120;p18" presentation:style-name="pr13" draw:text-style-name="P18" draw:layer="layout" svg:width="12.445cm" svg:height="0.794cm" svg:x="2.383cm" svg:y="17.86cm" presentation:class="subtitle" presentation:placeholder="true" presentation:user-transformed="true">
          <draw:text-box/>
        </draw:frame>
        <presentation:notes draw:style-name="dp2">
          <draw:page-thumbnail draw:name="Google Shape;114;gd404890b01_0_575:notes" draw:style-name="gr1" draw:layer="layout" svg:width="16.928cm" svg:height="9.524cm" svg:x="1.061cm" svg:y="1.905cm" draw:page-number="4" presentation:class="page"/>
          <draw:frame draw:name="Google Shape;115;gd404890b01_0_575:notes" presentation:style-name="pr1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t has a two-column variant." draw:style-name="dp3" draw:master-page-name="CUSTOM_5f_1_5f_1">
        <draw:frame draw:name="Google Shape;125;p19" presentation:style-name="pr15" draw:text-style-name="P2" draw:layer="layout" svg:width="27.931cm" svg:height="2.12cm" svg:x="2.383cm" svg:y="1.581cm" presentation:class="title" presentation:user-transformed="true">
          <draw:text-box>
            <text:p text:style-name="P1"><text:span text:style-name="T1">It has a two-column variant.</text:span></text:p>
          </draw:text-box>
        </draw:frame>
        <draw:frame draw:name="Google Shape;126;p19" presentation:style-name="pr16" draw:text-style-name="P17" draw:layer="layout" svg:width="13.021cm" svg:height="9.776cm" svg:x="2.383cm" svg:y="6.078cm" presentation:class="outline" presentation:user-transformed="true">
          <draw:text-box>
            <text:p text:style-name="P16"><text:span text:style-name="T9">Lorem ipsum dolor sit amet, consectetur adipiscing elit. Aliquam dignissim eleifend purus, ut consectetur ligula scelerisque eu. Nullam ultricies, sem id rhoncus condimentum, augue lectus.</text:span></text:p>
            <text:p text:style-name="P16"><text:span text:style-name="T9"/></text:p>
          </draw:text-box>
        </draw:frame>
        <draw:frame draw:name="Google Shape;127;p19" presentation:style-name="pr17" draw:text-style-name="P9" draw:layer="layout" svg:width="13.021cm" svg:height="0.979cm" svg:x="2.383cm" svg:y="4.436cm" presentation:class="subtitle" presentation:user-transformed="true">
          <draw:text-box>
            <text:p text:style-name="P8"><text:span text:style-name="T10">Column 1</text:span></text:p>
          </draw:text-box>
        </draw:frame>
        <draw:frame draw:name="Google Shape;128;p19" presentation:style-name="pr16" draw:text-style-name="P17" draw:layer="layout" svg:width="13.021cm" svg:height="9.776cm" svg:x="17.293cm" svg:y="6.078cm" presentation:class="outline" presentation:user-transformed="true">
          <draw:text-box>
            <text:p text:style-name="P16"><text:span text:style-name="T9">Lorem ipsum dolor sit amet, consectetur adipiscing elit. Aliquam dignissim eleifend purus, ut consectetur ligula scelerisque eu. Nullam ultricies, sem id rhoncus condimentum, augue lectus.</text:span></text:p>
            <text:p text:style-name="P16"><text:span text:style-name="T9"/></text:p>
          </draw:text-box>
        </draw:frame>
        <draw:frame draw:name="Google Shape;129;p19" presentation:style-name="pr17" draw:text-style-name="P9" draw:layer="layout" svg:width="13.021cm" svg:height="0.979cm" svg:x="17.293cm" svg:y="4.436cm" presentation:class="subtitle" presentation:user-transformed="true">
          <draw:text-box>
            <text:p text:style-name="P8"><text:span text:style-name="T10">Column 2</text:span></text:p>
          </draw:text-box>
        </draw:frame>
        <draw:frame draw:name="Google Shape;130;p19" presentation:style-name="pr18" draw:text-style-name="P18" draw:layer="layout" svg:width="12.445cm" svg:height="0.794cm" svg:x="2.383cm" svg:y="17.86cm" presentation:class="subtitle" presentation:placeholder="true" presentation:user-transformed="true">
          <draw:text-box/>
        </draw:frame>
        <presentation:notes draw:style-name="dp2">
          <draw:page-thumbnail draw:name="Google Shape;122;gd404890b01_0_583:notes" draw:style-name="gr1" draw:layer="layout" svg:width="16.928cm" svg:height="9.524cm" svg:x="1.061cm" svg:y="1.905cm" draw:page-number="5" presentation:class="page"/>
          <draw:frame draw:name="Google Shape;123;gd404890b01_0_583:notes" presentation:style-name="pr1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d a three-column variant." draw:style-name="dp3" draw:master-page-name="CUSTOM_5f_1_5f_1_5f_1">
        <draw:frame draw:name="Google Shape;135;p20" presentation:style-name="pr20" draw:text-style-name="P2" draw:layer="layout" svg:width="30.037cm" svg:height="2.12cm" svg:x="2.383cm" svg:y="1.581cm" presentation:class="title" presentation:user-transformed="true">
          <draw:text-box>
            <text:p text:style-name="P1"><text:span text:style-name="T1">And a three-column variant.</text:span></text:p>
          </draw:text-box>
        </draw:frame>
        <draw:frame draw:name="Google Shape;136;p20" presentation:style-name="pr21" draw:text-style-name="P17" draw:layer="layout" svg:width="9.129cm" svg:height="9.776cm" svg:x="2.383cm" svg:y="6.078cm" presentation:class="outline" presentation:user-transformed="true">
          <draw:text-box>
            <text:p text:style-name="P16"><text:span text:style-name="T9">Lorem ipsum dolor sit amet, consectetur adipiscing elit. Aliquam dignissim eleifend purus, ut consectetur ligula scelerisque eu. Nullam ultricies, sem id rhoncus condimentum, augue lectus.</text:span></text:p>
            <text:p text:style-name="P16"><text:span text:style-name="T9"/></text:p>
          </draw:text-box>
        </draw:frame>
        <draw:frame draw:name="Google Shape;137;p20" presentation:style-name="pr22" draw:text-style-name="P9" draw:layer="layout" svg:width="9.129cm" svg:height="0.979cm" svg:x="2.383cm" svg:y="4.436cm" presentation:class="subtitle" presentation:user-transformed="true">
          <draw:text-box>
            <text:p text:style-name="P8"><text:span text:style-name="T10">Column 1</text:span></text:p>
          </draw:text-box>
        </draw:frame>
        <draw:frame draw:name="Google Shape;138;p20" presentation:style-name="pr21" draw:text-style-name="P17" draw:layer="layout" svg:width="9.129cm" svg:height="9.776cm" svg:x="12.837cm" svg:y="6.078cm" presentation:class="outline" presentation:user-transformed="true">
          <draw:text-box>
            <text:p text:style-name="P16"><text:span text:style-name="T9">Lorem ipsum dolor sit amet, consectetur adipiscing elit. Aliquam dignissim eleifend purus, ut consectetur ligula scelerisque eu. Nullam ultricies, sem id rhoncus condimentum, augue lectus.</text:span></text:p>
            <text:p text:style-name="P16"><text:span text:style-name="T9"/></text:p>
          </draw:text-box>
        </draw:frame>
        <draw:frame draw:name="Google Shape;139;p20" presentation:style-name="pr22" draw:text-style-name="P9" draw:layer="layout" svg:width="9.129cm" svg:height="0.979cm" svg:x="12.837cm" svg:y="4.436cm" presentation:class="subtitle" presentation:user-transformed="true">
          <draw:text-box>
            <text:p text:style-name="P8"><text:span text:style-name="T10">Column 2</text:span></text:p>
          </draw:text-box>
        </draw:frame>
        <draw:frame draw:name="Google Shape;140;p20" presentation:style-name="pr21" draw:text-style-name="P17" draw:layer="layout" svg:width="9.129cm" svg:height="9.776cm" svg:x="23.291cm" svg:y="6.078cm" presentation:class="outline" presentation:user-transformed="true">
          <draw:text-box>
            <text:p text:style-name="P16"><text:span text:style-name="T9">Lorem ipsum dolor sit amet, consectetur adipiscing elit. Aliquam dignissim eleifend purus, ut consectetur ligula scelerisque eu. Nullam ultricies, sem id rhoncus condimentum, augue lectus.</text:span></text:p>
            <text:p text:style-name="P16"><text:span text:style-name="T9"/></text:p>
          </draw:text-box>
        </draw:frame>
        <draw:frame draw:name="Google Shape;141;p20" presentation:style-name="pr22" draw:text-style-name="P9" draw:layer="layout" svg:width="9.129cm" svg:height="0.979cm" svg:x="23.291cm" svg:y="4.436cm" presentation:class="subtitle" presentation:user-transformed="true">
          <draw:text-box>
            <text:p text:style-name="P8"><text:span text:style-name="T10">Column 3</text:span></text:p>
          </draw:text-box>
        </draw:frame>
        <draw:frame draw:name="Google Shape;142;p20" presentation:style-name="pr23" draw:text-style-name="P18" draw:layer="layout" svg:width="12.445cm" svg:height="0.794cm" svg:x="2.383cm" svg:y="17.86cm" presentation:class="subtitle" presentation:placeholder="true" presentation:user-transformed="true">
          <draw:text-box/>
        </draw:frame>
        <presentation:notes draw:style-name="dp2">
          <draw:page-thumbnail draw:name="Google Shape;132;gd404890b01_0_697:notes" draw:style-name="gr1" draw:layer="layout" svg:width="16.928cm" svg:height="9.524cm" svg:x="1.061cm" svg:y="1.905cm" draw:page-number="6" presentation:class="page"/>
          <draw:frame draw:name="Google Shape;133;gd404890b01_0_697:notes" presentation:style-name="pr2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is is a section divider." draw:style-name="dp3" draw:master-page-name="MAIN_5f_POINT">
        <draw:frame draw:name="Google Shape;147;p21" presentation:style-name="pr25" draw:text-style-name="P19" draw:layer="layout" svg:width="20.128cm" svg:height="5.021cm" svg:x="10.648cm" svg:y="6.011cm" presentation:class="title" presentation:user-transformed="true">
          <draw:text-box>
            <text:p text:style-name="P10"><text:span text:style-name="T11">This is a section divider.</text:span></text:p>
          </draw:text-box>
        </draw:frame>
        <presentation:notes draw:style-name="dp2">
          <draw:page-thumbnail draw:name="Google Shape;144;gd404890b01_0_445:notes" draw:style-name="gr1" draw:layer="layout" svg:width="16.928cm" svg:height="9.524cm" svg:x="1.061cm" svg:y="1.905cm" draw:page-number="7" presentation:class="page"/>
          <draw:frame draw:name="Google Shape;145;gd404890b01_0_445:notes" presentation:style-name="pr2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is is a list slide." draw:style-name="dp3" draw:master-page-name="ONE_5f_COLUMN_5f_TEXT">
        <draw:frame draw:name="Google Shape;152;p22" presentation:style-name="pr1" draw:text-style-name="P2" draw:layer="layout" svg:width="22.442cm" svg:height="2.12cm" svg:x="2.383cm" svg:y="1.581cm" presentation:class="title" presentation:user-transformed="true">
          <draw:text-box>
            <text:p text:style-name="P1"><text:span text:style-name="T1">This is a list slide.</text:span></text:p>
          </draw:text-box>
        </draw:frame>
        <draw:frame draw:name="Google Shape;153;p22" presentation:style-name="pr2" draw:text-style-name="P5" draw:layer="layout" svg:width="22.442cm" svg:height="11.627cm" svg:x="2.328cm" svg:y="5.076cm" presentation:class="outline" presentation:user-transformed="true">
          <draw:text-box>
            <text:list text:style-name="L15">
              <text:list-item>
                <text:p text:style-name="P20"><text:span text:style-name="T2">Item 1</text:span></text:p>
              </text:list-item>
              <text:list-item>
                <text:p text:style-name="P20"><text:span text:style-name="T2">Item 2</text:span></text:p>
              </text:list-item>
              <text:list-item>
                <text:p text:style-name="P20"><text:span text:style-name="T2">Item 3</text:span></text:p>
              </text:list-item>
              <text:list-item>
                <text:p text:style-name="P21"><text:span text:style-name="T2">Item 4</text:span></text:p>
              </text:list-item>
            </text:list>
          </draw:text-box>
        </draw:frame>
        <draw:frame draw:name="Google Shape;154;p22" presentation:style-name="pr5" draw:text-style-name="P9" draw:layer="layout" svg:width="22.442cm" svg:height="0.979cm" svg:x="2.383cm" svg:y="3.702cm" presentation:class="subtitle" presentation:user-transformed="true">
          <draw:text-box>
            <text:p text:style-name="P8"><text:span text:style-name="T5">You can subtitle it.</text:span></text:p>
          </draw:text-box>
        </draw:frame>
        <presentation:notes draw:style-name="dp2">
          <draw:page-thumbnail draw:name="Google Shape;149;gd404890b01_0_594:notes" draw:style-name="gr1" draw:layer="layout" svg:width="16.928cm" svg:height="9.524cm" svg:x="1.061cm" svg:y="1.905cm" draw:page-number="8" presentation:class="page"/>
          <draw:frame draw:name="Google Shape;150;gd404890b01_0_594:notes" presentation:style-name="pr2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is is a comparison slide." draw:style-name="dp3" draw:master-page-name="CUSTOM_5f_1_5f_1_5f_2">
        <draw:frame draw:name="Google Shape;159;p23" presentation:style-name="pr28" draw:text-style-name="P17" draw:layer="layout" svg:width="13.021cm" svg:height="8.777cm" svg:x="2.383cm" svg:y="7.076cm" presentation:class="outline" presentation:user-transformed="true">
          <draw:text-box>
            <text:p text:style-name="P22"><text:span text:style-name="T9">Lorem ipsum dolor sit amet, consectetur adipiscing elit. Aliquam dignissim eleifend purus, ut consectetur ligula scelerisque eu. Nullam ultricies, sem id rhoncus condimentum, augue lectus.</text:span></text:p>
          </draw:text-box>
        </draw:frame>
        <draw:frame draw:name="Google Shape;160;p23" presentation:style-name="pr29" draw:text-style-name="P2" draw:layer="layout" svg:width="27.931cm" svg:height="2.12cm" svg:x="2.383cm" svg:y="1.581cm" presentation:class="title" presentation:user-transformed="true">
          <draw:text-box>
            <text:p text:style-name="P23"><text:span text:style-name="T1">This is a comparison slide.</text:span></text:p>
          </draw:text-box>
        </draw:frame>
        <draw:frame draw:name="Google Shape;161;p23" presentation:style-name="pr30" draw:text-style-name="P9" draw:layer="layout" svg:width="13.021cm" svg:height="0.879cm" svg:x="2.383cm" svg:y="5.602cm" presentation:class="subtitle" presentation:user-transformed="true">
          <draw:text-box>
            <text:p text:style-name="P24"><text:span text:style-name="T10">Item 1</text:span></text:p>
          </draw:text-box>
        </draw:frame>
        <draw:frame draw:name="Google Shape;162;p23" presentation:style-name="pr28" draw:text-style-name="P17" draw:layer="layout" svg:width="13.021cm" svg:height="8.777cm" svg:x="17.293cm" svg:y="7.076cm" presentation:class="outline" presentation:user-transformed="true">
          <draw:text-box>
            <text:p text:style-name="P22"><text:span text:style-name="T9">Lorem ipsum dolor sit amet, consectetur adipiscing elit. Aliquam dignissim eleifend purus, ut consectetur ligula scelerisque eu. Nullam ultricies, sem id rhoncus condimentum, augue lectus.</text:span></text:p>
            <text:p text:style-name="P22"><text:span text:style-name="T9"/></text:p>
            <text:p text:style-name="P22"><text:span text:style-name="T9"/></text:p>
          </draw:text-box>
        </draw:frame>
        <draw:frame draw:name="Google Shape;163;p23" presentation:style-name="pr30" draw:text-style-name="P9" draw:layer="layout" svg:width="13.021cm" svg:height="0.879cm" svg:x="17.293cm" svg:y="5.602cm" presentation:class="subtitle" presentation:user-transformed="true">
          <draw:text-box>
            <text:p text:style-name="P24"><text:span text:style-name="T10">Item 2</text:span></text:p>
          </draw:text-box>
        </draw:frame>
        <draw:frame draw:name="Google Shape;164;p23" presentation:style-name="pr31" draw:text-style-name="P18" draw:layer="layout" svg:width="12.445cm" svg:height="0.794cm" svg:x="2.383cm" svg:y="17.86cm" presentation:class="subtitle" presentation:placeholder="true" presentation:user-transformed="true">
          <draw:text-box/>
        </draw:frame>
        <presentation:notes draw:style-name="dp2">
          <draw:page-thumbnail draw:name="Google Shape;156;gd640841394_0_45:notes" draw:style-name="gr1" draw:layer="layout" svg:width="16.928cm" svg:height="9.524cm" svg:x="1.061cm" svg:y="1.905cm" draw:page-number="9" presentation:class="page"/>
          <draw:frame draw:name="Google Shape;157;gd640841394_0_45:notes" presentation:style-name="pr3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is is a feature slide." draw:style-name="dp3" draw:master-page-name="CUSTOM_5f_1_5f_2">
        <draw:frame draw:name="Google Shape;169;p24" presentation:style-name="pr33" draw:text-style-name="P25" draw:layer="layout" svg:width="13.697cm" svg:height="2.12cm" svg:x="2.383cm" svg:y="1.581cm" presentation:class="title" presentation:user-transformed="true">
          <draw:text-box>
            <text:p text:style-name="P1"><text:span text:style-name="T12">This is a feature slide.</text:span></text:p>
          </draw:text-box>
        </draw:frame>
        <draw:frame draw:name="Google Shape;170;p24" presentation:style-name="pr34" draw:text-style-name="P26" draw:layer="layout" svg:width="13.697cm" svg:height="0.979cm" svg:x="2.383cm" svg:y="3.702cm" presentation:class="subtitle" presentation:user-transformed="true">
          <draw:text-box>
            <text:p text:style-name="P8"><text:span text:style-name="T13">Use it to highlight some feature of something.</text:span></text:p>
          </draw:text-box>
        </draw:frame>
        <draw:frame draw:name="Google Shape;171;p24" presentation:style-name="pr35" draw:text-style-name="P30" draw:layer="layout" svg:width="13.697cm" svg:height="9.776cm" svg:x="2.383cm" svg:y="5.344cm" presentation:class="outline" presentation:user-transformed="true">
          <draw:text-box>
            <text:list text:style-name="L18">
              <text:list-item>
                <text:p text:style-name="P27"><text:span text:style-name="T14">Note 1</text:span></text:p>
              </text:list-item>
              <text:list-item>
                <text:p text:style-name="P28"><text:span text:style-name="T14">Note 2</text:span></text:p>
              </text:list-item>
              <text:list-item>
                <text:p text:style-name="P28"><text:span text:style-name="T14">Note 3</text:span></text:p>
              </text:list-item>
              <text:list-item>
                <text:p text:style-name="P29"><text:span text:style-name="T14">Note 4</text:span></text:p>
              </text:list-item>
            </text:list>
          </draw:text-box>
        </draw:frame>
        <draw:custom-shape draw:name="Google Shape;172;p24" draw:style-name="gr2" draw:text-style-name="P31" draw:layer="layout" svg:width="14.825cm" svg:height="14.643cm" svg:x="17.702cm" svg:y="0.829cm">
          <text:p text:style-name="P23"><text:span text:style-name="T15">Delete this and put a screenshot her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3;p24" presentation:style-name="pr36" draw:text-style-name="P18" draw:layer="layout" svg:width="12.445cm" svg:height="0.794cm" svg:x="2.383cm" svg:y="17.86cm" presentation:class="subtitle" presentation:placeholder="true" presentation:user-transformed="true">
          <draw:text-box/>
        </draw:frame>
        <presentation:notes draw:style-name="dp2">
          <draw:page-thumbnail draw:name="Google Shape;166;gd640841394_0_138:notes" draw:style-name="gr1" draw:layer="layout" svg:width="16.928cm" svg:height="9.524cm" svg:x="1.061cm" svg:y="1.905cm" draw:page-number="10" presentation:class="page"/>
          <draw:frame draw:name="Google Shape;167;gd640841394_0_138:notes" presentation:style-name="pr3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is is a bold statement." draw:style-name="dp3" draw:master-page-name="MAIN_5f_POINT_5f_1">
        <draw:frame draw:name="Google Shape;178;p25" presentation:style-name="pr38" draw:text-style-name="P32" draw:layer="layout" svg:width="23.577cm" svg:height="15.15cm" svg:x="1.815cm" svg:y="1.667cm" presentation:class="title" presentation:user-transformed="true">
          <draw:text-box>
            <text:p text:style-name="P1"><text:span text:style-name="T16">This is a bold statement.</text:span></text:p>
          </draw:text-box>
        </draw:frame>
        <presentation:notes draw:style-name="dp2">
          <draw:page-thumbnail draw:name="Google Shape;175;gd404890b01_0_599:notes" draw:style-name="gr1" draw:layer="layout" svg:width="16.928cm" svg:height="9.524cm" svg:x="1.061cm" svg:y="1.905cm" draw:page-number="11" presentation:class="page"/>
          <draw:frame draw:name="Google Shape;176;gd404890b01_0_599:notes" presentation:style-name="pr3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You can make it in many colors." draw:style-name="dp3" draw:master-page-name="MAIN_5f_POINT_5f_1_5f_1">
        <draw:frame draw:name="Google Shape;183;p26" presentation:style-name="pr40" draw:text-style-name="P32" draw:layer="layout" svg:width="23.577cm" svg:height="15.15cm" svg:x="1.815cm" svg:y="1.667cm" presentation:class="title" presentation:user-transformed="true">
          <draw:text-box>
            <text:p text:style-name="P1"><text:span text:style-name="T16">You can make it in many colors.</text:span></text:p>
          </draw:text-box>
        </draw:frame>
        <presentation:notes draw:style-name="dp2">
          <draw:page-thumbnail draw:name="Google Shape;180;gd404890b01_0_607:notes" draw:style-name="gr1" draw:layer="layout" svg:width="16.928cm" svg:height="9.524cm" svg:x="1.061cm" svg:y="1.905cm" draw:page-number="12" presentation:class="page"/>
          <draw:frame draw:name="Google Shape;181;gd404890b01_0_607:notes" presentation:style-name="pr4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ke this." draw:style-name="dp3" draw:master-page-name="MAIN_5f_POINT_5f_1_5f_1_5f_1_5f_1">
        <draw:frame draw:name="Google Shape;188;p27" presentation:style-name="pr42" draw:text-style-name="P32" draw:layer="layout" svg:width="23.577cm" svg:height="15.15cm" svg:x="1.815cm" svg:y="1.667cm" presentation:class="title" presentation:user-transformed="true">
          <draw:text-box>
            <text:p text:style-name="P1"><text:span text:style-name="T16">Like this.</text:span></text:p>
          </draw:text-box>
        </draw:frame>
        <presentation:notes draw:style-name="dp2">
          <draw:page-thumbnail draw:name="Google Shape;185;gd404890b01_0_669:notes" draw:style-name="gr1" draw:layer="layout" svg:width="16.928cm" svg:height="9.524cm" svg:x="1.061cm" svg:y="1.905cm" draw:page-number="13" presentation:class="page"/>
          <draw:frame draw:name="Google Shape;186;gd404890b01_0_669:notes" presentation:style-name="pr4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&quot;This is an important quotation.&quot;" draw:style-name="dp3" draw:master-page-name="MAIN_5f_POINT_5f_2">
        <draw:frame draw:name="Google Shape;193;p28" presentation:style-name="pr44" draw:text-style-name="P33" draw:layer="layout" svg:width="17.262cm" svg:height="5.021cm" svg:x="7.002cm" svg:y="6.011cm" presentation:class="title" presentation:user-transformed="true">
          <draw:text-box>
            <text:p text:style-name="P10"><text:span text:style-name="T17">"This is an important quotation."</text:span></text:p>
          </draw:text-box>
        </draw:frame>
        <draw:frame draw:name="Google Shape;194;p28" presentation:style-name="pr45" draw:text-style-name="P17" draw:layer="layout" svg:width="6.301cm" svg:height="1.665cm" svg:x="26.221cm" svg:y="7.461cm" presentation:class="outline" presentation:user-transformed="true">
          <draw:text-box>
            <text:p text:style-name="P8"><text:span text:style-name="T18">Quotey McQuotesayer</text:span></text:p>
          </draw:text-box>
        </draw:frame>
        <presentation:notes draw:style-name="dp2">
          <draw:page-thumbnail draw:name="Google Shape;190;gd404890b01_0_663:notes" draw:style-name="gr1" draw:layer="layout" svg:width="16.928cm" svg:height="9.524cm" svg:x="1.061cm" svg:y="1.905cm" draw:page-number="14" presentation:class="page"/>
          <draw:frame draw:name="Google Shape;191;gd404890b01_0_663:notes" presentation:style-name="pr4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ONE_5f_COLUMN_5f_TEXT_5f_1">
        <draw:frame draw:name="Google Shape;199;p29" presentation:style-name="pr47" draw:text-style-name="P34" draw:layer="layout" svg:width="12.445cm" svg:height="0.794cm" svg:x="2.383cm" svg:y="17.86cm" presentation:class="subtitle" presentation:placeholder="true" presentation:user-transformed="true">
          <draw:text-box/>
        </draw:frame>
        <draw:frame draw:name="Google Shape;200;p29" presentation:style-name="pr48" draw:text-style-name="P25" draw:layer="layout" svg:width="23.636cm" svg:height="9.077cm" svg:x="2.149cm" svg:y="3.936cm" presentation:class="title" presentation:user-transformed="true">
          <draw:text-box>
            <text:p text:style-name="P35"><text:span text:style-name="T19">"This is an extended quotation that requires more space.</text:span><text:span text:style-name="T19"><text:line-break/></text:span><text:span text:style-name="T19">Lorem ipsum dolor sit amet, consectetur adipiscing elit. Aliquam dignissim eleifend purus, ut consectetur ligula scelerisque eu. Nullam ultricies, sem id rhoncus condimentum, augue lectus."</text:span></text:p>
          </draw:text-box>
        </draw:frame>
        <draw:frame draw:name="Google Shape;201;p29" presentation:style-name="pr49" draw:text-style-name="P26" draw:layer="layout" svg:width="12.675cm" svg:height="1.568cm" svg:x="13.183cm" svg:y="13.448cm" presentation:class="subtitle" presentation:user-transformed="true">
          <draw:text-box>
            <text:p text:style-name="P12"><text:span text:style-name="T13">Quotey McQuotesayer</text:span></text:p>
          </draw:text-box>
        </draw:frame>
        <draw:custom-shape draw:name="Google Shape;202;p29" draw:style-name="gr3" draw:text-style-name="P36" draw:layer="layout" svg:width="1.554cm" svg:height="0.001cm" svg:x="24.304cm" svg:y="13.014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196;gd640841394_0_87:notes" draw:style-name="gr1" draw:layer="layout" svg:width="16.928cm" svg:height="9.524cm" svg:x="1.061cm" svg:y="1.905cm" draw:page-number="15" presentation:class="page"/>
          <draw:frame draw:name="Google Shape;197;gd640841394_0_87:notes" presentation:style-name="pr5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ontserrat" svg:font-family="Montserrat"/>
    <style:font-face style:name="Montserrat Light" svg:font-family="'Montserrat Light'"/>
    <style:font-face style:name="Montserrat Medium" svg:font-family="'Montserrat Medium'"/>
    <style:font-face style:name="Montserrat SemiBold" svg:font-family="'Montserrat SemiBold'"/>
    <style:font-face style:name="Open Sans" svg:font-family="'Ope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53cm" draw:distance="0.15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NE_5f_COLUMN_5f_TEXT-background" style:display-name="ONE_COLUMN_TEXT-background" style:family="presentation">
      <style:graphic-properties draw:stroke="none" draw:fill="solid" draw:fill-color="#ffffff"/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shrink-to-fit" style:shrink-to-fit="true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-background" style:display-name="CUSTOM_1-background" style:family="presentation">
      <style:graphic-properties draw:stroke="none" draw:fill="solid" draw:fill-color="#ffffff"/>
      <style:text-properties style:letter-kerning="true"/>
    </style:style>
    <style:style style:name="CUSTOM_5f_1-backgroundobjects" style:display-name="CUSTOM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-notes" style:display-name="CUSTOM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-outline1" style:display-name="CUSTOM_1-outline1" style:family="presentation">
      <style:graphic-properties draw:stroke="none" draw:fill="none" draw:auto-grow-height="false" draw:fit-to-size="shrink-to-fit" style:shrink-to-fit="true">
        <text:list-style style:name="CUSTOM_5f_1-outline1" style:display-name="CUSTOM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-outline2" style:display-name="CUSTOM_1-outline2" style:family="presentation" style:parent-style-name="CUSTOM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-outline3" style:display-name="CUSTOM_1-outline3" style:family="presentation" style:parent-style-name="CUSTOM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-outline4" style:display-name="CUSTOM_1-outline4" style:family="presentation" style:parent-style-name="CUSTOM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-outline5" style:display-name="CUSTOM_1-outline5" style:family="presentation" style:parent-style-name="CUSTOM_5f_1-outline4">
      <style:paragraph-properties fo:margin-top="0.1cm" fo:margin-bottom="0cm"/>
      <style:text-properties fo:font-size="20pt" style:font-size-asian="20pt" style:font-size-complex="20pt"/>
    </style:style>
    <style:style style:name="CUSTOM_5f_1-outline6" style:display-name="CUSTOM_1-outline6" style:family="presentation" style:parent-style-name="CUSTOM_5f_1-outline5">
      <style:paragraph-properties fo:margin-top="0.1cm" fo:margin-bottom="0cm"/>
      <style:text-properties fo:font-size="20pt" style:font-size-asian="20pt" style:font-size-complex="20pt"/>
    </style:style>
    <style:style style:name="CUSTOM_5f_1-outline7" style:display-name="CUSTOM_1-outline7" style:family="presentation" style:parent-style-name="CUSTOM_5f_1-outline6">
      <style:paragraph-properties fo:margin-top="0.1cm" fo:margin-bottom="0cm"/>
      <style:text-properties fo:font-size="20pt" style:font-size-asian="20pt" style:font-size-complex="20pt"/>
    </style:style>
    <style:style style:name="CUSTOM_5f_1-outline8" style:display-name="CUSTOM_1-outline8" style:family="presentation" style:parent-style-name="CUSTOM_5f_1-outline7">
      <style:paragraph-properties fo:margin-top="0.1cm" fo:margin-bottom="0cm"/>
      <style:text-properties fo:font-size="20pt" style:font-size-asian="20pt" style:font-size-complex="20pt"/>
    </style:style>
    <style:style style:name="CUSTOM_5f_1-outline9" style:display-name="CUSTOM_1-outline9" style:family="presentation" style:parent-style-name="CUSTOM_5f_1-outline8">
      <style:paragraph-properties fo:margin-top="0.1cm" fo:margin-bottom="0cm"/>
      <style:text-properties fo:font-size="20pt" style:font-size-asian="20pt" style:font-size-complex="20pt"/>
    </style:style>
    <style:style style:name="CUSTOM_5f_1-subtitle" style:display-name="CUSTOM_1-subtitle" style:family="presentation">
      <style:graphic-properties draw:stroke="none" draw:fill="none" draw:textarea-vertical-align="middle">
        <text:list-style style:name="CUSTOM_5f_1-subtitle" style:display-name="CUSTOM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-title" style:display-name="CUSTOM_1-title" style:family="presentation">
      <style:graphic-properties draw:stroke="none" draw:fill="none" draw:textarea-vertical-align="middle">
        <text:list-style style:name="CUSTOM_5f_1-title" style:display-name="CUSTOM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1-background" style:display-name="CUSTOM_1_1-background" style:family="presentation">
      <style:graphic-properties draw:stroke="none" draw:fill="solid" draw:fill-color="#ffffff"/>
      <style:text-properties style:letter-kerning="true"/>
    </style:style>
    <style:style style:name="CUSTOM_5f_1_5f_1-backgroundobjects" style:display-name="CUSTOM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_5f_1-notes" style:display-name="CUSTOM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_5f_1-outline1" style:display-name="CUSTOM_1_1-outline1" style:family="presentation">
      <style:graphic-properties draw:stroke="none" draw:fill="none" draw:auto-grow-height="false" draw:fit-to-size="shrink-to-fit" style:shrink-to-fit="true">
        <text:list-style style:name="CUSTOM_5f_1_5f_1-outline1" style:display-name="CUSTOM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1-outline2" style:display-name="CUSTOM_1_1-outline2" style:family="presentation" style:parent-style-name="CUSTOM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1-outline3" style:display-name="CUSTOM_1_1-outline3" style:family="presentation" style:parent-style-name="CUSTOM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1-outline4" style:display-name="CUSTOM_1_1-outline4" style:family="presentation" style:parent-style-name="CUSTOM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1-outline5" style:display-name="CUSTOM_1_1-outline5" style:family="presentation" style:parent-style-name="CUSTOM_5f_1_5f_1-outline4">
      <style:paragraph-properties fo:margin-top="0.1cm" fo:margin-bottom="0cm"/>
      <style:text-properties fo:font-size="20pt" style:font-size-asian="20pt" style:font-size-complex="20pt"/>
    </style:style>
    <style:style style:name="CUSTOM_5f_1_5f_1-outline6" style:display-name="CUSTOM_1_1-outline6" style:family="presentation" style:parent-style-name="CUSTOM_5f_1_5f_1-outline5">
      <style:paragraph-properties fo:margin-top="0.1cm" fo:margin-bottom="0cm"/>
      <style:text-properties fo:font-size="20pt" style:font-size-asian="20pt" style:font-size-complex="20pt"/>
    </style:style>
    <style:style style:name="CUSTOM_5f_1_5f_1-outline7" style:display-name="CUSTOM_1_1-outline7" style:family="presentation" style:parent-style-name="CUSTOM_5f_1_5f_1-outline6">
      <style:paragraph-properties fo:margin-top="0.1cm" fo:margin-bottom="0cm"/>
      <style:text-properties fo:font-size="20pt" style:font-size-asian="20pt" style:font-size-complex="20pt"/>
    </style:style>
    <style:style style:name="CUSTOM_5f_1_5f_1-outline8" style:display-name="CUSTOM_1_1-outline8" style:family="presentation" style:parent-style-name="CUSTOM_5f_1_5f_1-outline7">
      <style:paragraph-properties fo:margin-top="0.1cm" fo:margin-bottom="0cm"/>
      <style:text-properties fo:font-size="20pt" style:font-size-asian="20pt" style:font-size-complex="20pt"/>
    </style:style>
    <style:style style:name="CUSTOM_5f_1_5f_1-outline9" style:display-name="CUSTOM_1_1-outline9" style:family="presentation" style:parent-style-name="CUSTOM_5f_1_5f_1-outline8">
      <style:paragraph-properties fo:margin-top="0.1cm" fo:margin-bottom="0cm"/>
      <style:text-properties fo:font-size="20pt" style:font-size-asian="20pt" style:font-size-complex="20pt"/>
    </style:style>
    <style:style style:name="CUSTOM_5f_1_5f_1-subtitle" style:display-name="CUSTOM_1_1-subtitle" style:family="presentation">
      <style:graphic-properties draw:stroke="none" draw:fill="none" draw:textarea-vertical-align="middle">
        <text:list-style style:name="CUSTOM_5f_1_5f_1-subtitle" style:display-name="CUSTOM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_5f_1-title" style:display-name="CUSTOM_1_1-title" style:family="presentation">
      <style:graphic-properties draw:stroke="none" draw:fill="none" draw:textarea-vertical-align="middle">
        <text:list-style style:name="CUSTOM_5f_1_5f_1-title" style:display-name="CUSTOM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1_5f_1-background" style:display-name="CUSTOM_1_1_1-background" style:family="presentation">
      <style:graphic-properties draw:stroke="none" draw:fill="solid" draw:fill-color="#ffffff"/>
      <style:text-properties style:letter-kerning="true"/>
    </style:style>
    <style:style style:name="CUSTOM_5f_1_5f_1_5f_1-backgroundobjects" style:display-name="CUSTOM_1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_5f_1_5f_1-notes" style:display-name="CUSTOM_1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_5f_1_5f_1-outline1" style:display-name="CUSTOM_1_1_1-outline1" style:family="presentation">
      <style:graphic-properties draw:stroke="none" draw:fill="none" draw:auto-grow-height="false" draw:fit-to-size="shrink-to-fit" style:shrink-to-fit="true">
        <text:list-style style:name="CUSTOM_5f_1_5f_1_5f_1-outline1" style:display-name="CUSTOM_1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1_5f_1-outline2" style:display-name="CUSTOM_1_1_1-outline2" style:family="presentation" style:parent-style-name="CUSTOM_5f_1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1_5f_1-outline3" style:display-name="CUSTOM_1_1_1-outline3" style:family="presentation" style:parent-style-name="CUSTOM_5f_1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1_5f_1-outline4" style:display-name="CUSTOM_1_1_1-outline4" style:family="presentation" style:parent-style-name="CUSTOM_5f_1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1_5f_1-outline5" style:display-name="CUSTOM_1_1_1-outline5" style:family="presentation" style:parent-style-name="CUSTOM_5f_1_5f_1_5f_1-outline4">
      <style:paragraph-properties fo:margin-top="0.1cm" fo:margin-bottom="0cm"/>
      <style:text-properties fo:font-size="20pt" style:font-size-asian="20pt" style:font-size-complex="20pt"/>
    </style:style>
    <style:style style:name="CUSTOM_5f_1_5f_1_5f_1-outline6" style:display-name="CUSTOM_1_1_1-outline6" style:family="presentation" style:parent-style-name="CUSTOM_5f_1_5f_1_5f_1-outline5">
      <style:paragraph-properties fo:margin-top="0.1cm" fo:margin-bottom="0cm"/>
      <style:text-properties fo:font-size="20pt" style:font-size-asian="20pt" style:font-size-complex="20pt"/>
    </style:style>
    <style:style style:name="CUSTOM_5f_1_5f_1_5f_1-outline7" style:display-name="CUSTOM_1_1_1-outline7" style:family="presentation" style:parent-style-name="CUSTOM_5f_1_5f_1_5f_1-outline6">
      <style:paragraph-properties fo:margin-top="0.1cm" fo:margin-bottom="0cm"/>
      <style:text-properties fo:font-size="20pt" style:font-size-asian="20pt" style:font-size-complex="20pt"/>
    </style:style>
    <style:style style:name="CUSTOM_5f_1_5f_1_5f_1-outline8" style:display-name="CUSTOM_1_1_1-outline8" style:family="presentation" style:parent-style-name="CUSTOM_5f_1_5f_1_5f_1-outline7">
      <style:paragraph-properties fo:margin-top="0.1cm" fo:margin-bottom="0cm"/>
      <style:text-properties fo:font-size="20pt" style:font-size-asian="20pt" style:font-size-complex="20pt"/>
    </style:style>
    <style:style style:name="CUSTOM_5f_1_5f_1_5f_1-outline9" style:display-name="CUSTOM_1_1_1-outline9" style:family="presentation" style:parent-style-name="CUSTOM_5f_1_5f_1_5f_1-outline8">
      <style:paragraph-properties fo:margin-top="0.1cm" fo:margin-bottom="0cm"/>
      <style:text-properties fo:font-size="20pt" style:font-size-asian="20pt" style:font-size-complex="20pt"/>
    </style:style>
    <style:style style:name="CUSTOM_5f_1_5f_1_5f_1-subtitle" style:display-name="CUSTOM_1_1_1-subtitle" style:family="presentation">
      <style:graphic-properties draw:stroke="none" draw:fill="none" draw:textarea-vertical-align="middle">
        <text:list-style style:name="CUSTOM_5f_1_5f_1_5f_1-subtitle" style:display-name="CUSTOM_1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_5f_1_5f_1-title" style:display-name="CUSTOM_1_1_1-title" style:family="presentation">
      <style:graphic-properties draw:stroke="none" draw:fill="none" draw:textarea-vertical-align="middle">
        <text:list-style style:name="CUSTOM_5f_1_5f_1_5f_1-title" style:display-name="CUSTOM_1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ffffff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shrink-to-fit" style:shrink-to-fit="true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1_5f_2-background" style:display-name="CUSTOM_1_1_2-background" style:family="presentation">
      <style:graphic-properties draw:stroke="none" draw:fill="solid" draw:fill-color="#ffffff"/>
      <style:text-properties style:letter-kerning="true"/>
    </style:style>
    <style:style style:name="CUSTOM_5f_1_5f_1_5f_2-backgroundobjects" style:display-name="CUSTOM_1_1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_5f_1_5f_2-notes" style:display-name="CUSTOM_1_1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_5f_1_5f_2-outline1" style:display-name="CUSTOM_1_1_2-outline1" style:family="presentation">
      <style:graphic-properties draw:stroke="none" draw:fill="none" draw:auto-grow-height="false" draw:fit-to-size="shrink-to-fit" style:shrink-to-fit="true">
        <text:list-style style:name="CUSTOM_5f_1_5f_1_5f_2-outline1" style:display-name="CUSTOM_1_1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1_5f_2-outline2" style:display-name="CUSTOM_1_1_2-outline2" style:family="presentation" style:parent-style-name="CUSTOM_5f_1_5f_1_5f_2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1_5f_2-outline3" style:display-name="CUSTOM_1_1_2-outline3" style:family="presentation" style:parent-style-name="CUSTOM_5f_1_5f_1_5f_2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1_5f_2-outline4" style:display-name="CUSTOM_1_1_2-outline4" style:family="presentation" style:parent-style-name="CUSTOM_5f_1_5f_1_5f_2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1_5f_2-outline5" style:display-name="CUSTOM_1_1_2-outline5" style:family="presentation" style:parent-style-name="CUSTOM_5f_1_5f_1_5f_2-outline4">
      <style:paragraph-properties fo:margin-top="0.1cm" fo:margin-bottom="0cm"/>
      <style:text-properties fo:font-size="20pt" style:font-size-asian="20pt" style:font-size-complex="20pt"/>
    </style:style>
    <style:style style:name="CUSTOM_5f_1_5f_1_5f_2-outline6" style:display-name="CUSTOM_1_1_2-outline6" style:family="presentation" style:parent-style-name="CUSTOM_5f_1_5f_1_5f_2-outline5">
      <style:paragraph-properties fo:margin-top="0.1cm" fo:margin-bottom="0cm"/>
      <style:text-properties fo:font-size="20pt" style:font-size-asian="20pt" style:font-size-complex="20pt"/>
    </style:style>
    <style:style style:name="CUSTOM_5f_1_5f_1_5f_2-outline7" style:display-name="CUSTOM_1_1_2-outline7" style:family="presentation" style:parent-style-name="CUSTOM_5f_1_5f_1_5f_2-outline6">
      <style:paragraph-properties fo:margin-top="0.1cm" fo:margin-bottom="0cm"/>
      <style:text-properties fo:font-size="20pt" style:font-size-asian="20pt" style:font-size-complex="20pt"/>
    </style:style>
    <style:style style:name="CUSTOM_5f_1_5f_1_5f_2-outline8" style:display-name="CUSTOM_1_1_2-outline8" style:family="presentation" style:parent-style-name="CUSTOM_5f_1_5f_1_5f_2-outline7">
      <style:paragraph-properties fo:margin-top="0.1cm" fo:margin-bottom="0cm"/>
      <style:text-properties fo:font-size="20pt" style:font-size-asian="20pt" style:font-size-complex="20pt"/>
    </style:style>
    <style:style style:name="CUSTOM_5f_1_5f_1_5f_2-outline9" style:display-name="CUSTOM_1_1_2-outline9" style:family="presentation" style:parent-style-name="CUSTOM_5f_1_5f_1_5f_2-outline8">
      <style:paragraph-properties fo:margin-top="0.1cm" fo:margin-bottom="0cm"/>
      <style:text-properties fo:font-size="20pt" style:font-size-asian="20pt" style:font-size-complex="20pt"/>
    </style:style>
    <style:style style:name="CUSTOM_5f_1_5f_1_5f_2-subtitle" style:display-name="CUSTOM_1_1_2-subtitle" style:family="presentation">
      <style:graphic-properties draw:stroke="none" draw:fill="none" draw:textarea-vertical-align="middle">
        <text:list-style style:name="CUSTOM_5f_1_5f_1_5f_2-subtitle" style:display-name="CUSTOM_1_1_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_5f_1_5f_2-title" style:display-name="CUSTOM_1_1_2-title" style:family="presentation">
      <style:graphic-properties draw:stroke="none" draw:fill="none" draw:textarea-vertical-align="middle">
        <text:list-style style:name="CUSTOM_5f_1_5f_1_5f_2-title" style:display-name="CUSTOM_1_1_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2-background" style:display-name="CUSTOM_1_2-background" style:family="presentation">
      <style:graphic-properties draw:stroke="none" draw:fill="solid" draw:fill-color="#ffffff"/>
      <style:text-properties style:letter-kerning="true"/>
    </style:style>
    <style:style style:name="CUSTOM_5f_1_5f_2-backgroundobjects" style:display-name="CUSTOM_1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_5f_2-notes" style:display-name="CUSTOM_1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_5f_2-outline1" style:display-name="CUSTOM_1_2-outline1" style:family="presentation">
      <style:graphic-properties draw:stroke="none" draw:fill="none" draw:auto-grow-height="false" draw:fit-to-size="shrink-to-fit" style:shrink-to-fit="true">
        <text:list-style style:name="CUSTOM_5f_1_5f_2-outline1" style:display-name="CUSTOM_1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2-outline2" style:display-name="CUSTOM_1_2-outline2" style:family="presentation" style:parent-style-name="CUSTOM_5f_1_5f_2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2-outline3" style:display-name="CUSTOM_1_2-outline3" style:family="presentation" style:parent-style-name="CUSTOM_5f_1_5f_2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2-outline4" style:display-name="CUSTOM_1_2-outline4" style:family="presentation" style:parent-style-name="CUSTOM_5f_1_5f_2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2-outline5" style:display-name="CUSTOM_1_2-outline5" style:family="presentation" style:parent-style-name="CUSTOM_5f_1_5f_2-outline4">
      <style:paragraph-properties fo:margin-top="0.1cm" fo:margin-bottom="0cm"/>
      <style:text-properties fo:font-size="20pt" style:font-size-asian="20pt" style:font-size-complex="20pt"/>
    </style:style>
    <style:style style:name="CUSTOM_5f_1_5f_2-outline6" style:display-name="CUSTOM_1_2-outline6" style:family="presentation" style:parent-style-name="CUSTOM_5f_1_5f_2-outline5">
      <style:paragraph-properties fo:margin-top="0.1cm" fo:margin-bottom="0cm"/>
      <style:text-properties fo:font-size="20pt" style:font-size-asian="20pt" style:font-size-complex="20pt"/>
    </style:style>
    <style:style style:name="CUSTOM_5f_1_5f_2-outline7" style:display-name="CUSTOM_1_2-outline7" style:family="presentation" style:parent-style-name="CUSTOM_5f_1_5f_2-outline6">
      <style:paragraph-properties fo:margin-top="0.1cm" fo:margin-bottom="0cm"/>
      <style:text-properties fo:font-size="20pt" style:font-size-asian="20pt" style:font-size-complex="20pt"/>
    </style:style>
    <style:style style:name="CUSTOM_5f_1_5f_2-outline8" style:display-name="CUSTOM_1_2-outline8" style:family="presentation" style:parent-style-name="CUSTOM_5f_1_5f_2-outline7">
      <style:paragraph-properties fo:margin-top="0.1cm" fo:margin-bottom="0cm"/>
      <style:text-properties fo:font-size="20pt" style:font-size-asian="20pt" style:font-size-complex="20pt"/>
    </style:style>
    <style:style style:name="CUSTOM_5f_1_5f_2-outline9" style:display-name="CUSTOM_1_2-outline9" style:family="presentation" style:parent-style-name="CUSTOM_5f_1_5f_2-outline8">
      <style:paragraph-properties fo:margin-top="0.1cm" fo:margin-bottom="0cm"/>
      <style:text-properties fo:font-size="20pt" style:font-size-asian="20pt" style:font-size-complex="20pt"/>
    </style:style>
    <style:style style:name="CUSTOM_5f_1_5f_2-subtitle" style:display-name="CUSTOM_1_2-subtitle" style:family="presentation">
      <style:graphic-properties draw:stroke="none" draw:fill="none" draw:textarea-vertical-align="middle">
        <text:list-style style:name="CUSTOM_5f_1_5f_2-subtitle" style:display-name="CUSTOM_1_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_5f_2-title" style:display-name="CUSTOM_1_2-title" style:family="presentation">
      <style:graphic-properties draw:stroke="none" draw:fill="none" draw:textarea-vertical-align="middle">
        <text:list-style style:name="CUSTOM_5f_1_5f_2-title" style:display-name="CUSTOM_1_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_5f_1-background" style:display-name="MAIN_POINT_1-background" style:family="presentation">
      <style:graphic-properties draw:stroke="none" draw:fill="solid" draw:fill-color="#ffffff"/>
      <style:text-properties style:letter-kerning="true"/>
    </style:style>
    <style:style style:name="MAIN_5f_POINT_5f_1-backgroundobjects" style:display-name="MAIN_POINT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_5f_1-notes" style:display-name="MAIN_POINT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_5f_1-outline1" style:display-name="MAIN_POINT_1-outline1" style:family="presentation">
      <style:graphic-properties draw:stroke="none" draw:fill="none" draw:auto-grow-height="false" draw:fit-to-size="shrink-to-fit" style:shrink-to-fit="true">
        <text:list-style style:name="MAIN_5f_POINT_5f_1-outline1" style:display-name="MAIN_POINT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_5f_1-outline2" style:display-name="MAIN_POINT_1-outline2" style:family="presentation" style:parent-style-name="MAIN_5f_POINT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1-outline3" style:display-name="MAIN_POINT_1-outline3" style:family="presentation" style:parent-style-name="MAIN_5f_POINT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1-outline4" style:display-name="MAIN_POINT_1-outline4" style:family="presentation" style:parent-style-name="MAIN_5f_POINT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1-outline5" style:display-name="MAIN_POINT_1-outline5" style:family="presentation" style:parent-style-name="MAIN_5f_POINT_5f_1-outline4">
      <style:paragraph-properties fo:margin-top="0.1cm" fo:margin-bottom="0cm"/>
      <style:text-properties fo:font-size="20pt" style:font-size-asian="20pt" style:font-size-complex="20pt"/>
    </style:style>
    <style:style style:name="MAIN_5f_POINT_5f_1-outline6" style:display-name="MAIN_POINT_1-outline6" style:family="presentation" style:parent-style-name="MAIN_5f_POINT_5f_1-outline5">
      <style:paragraph-properties fo:margin-top="0.1cm" fo:margin-bottom="0cm"/>
      <style:text-properties fo:font-size="20pt" style:font-size-asian="20pt" style:font-size-complex="20pt"/>
    </style:style>
    <style:style style:name="MAIN_5f_POINT_5f_1-outline7" style:display-name="MAIN_POINT_1-outline7" style:family="presentation" style:parent-style-name="MAIN_5f_POINT_5f_1-outline6">
      <style:paragraph-properties fo:margin-top="0.1cm" fo:margin-bottom="0cm"/>
      <style:text-properties fo:font-size="20pt" style:font-size-asian="20pt" style:font-size-complex="20pt"/>
    </style:style>
    <style:style style:name="MAIN_5f_POINT_5f_1-outline8" style:display-name="MAIN_POINT_1-outline8" style:family="presentation" style:parent-style-name="MAIN_5f_POINT_5f_1-outline7">
      <style:paragraph-properties fo:margin-top="0.1cm" fo:margin-bottom="0cm"/>
      <style:text-properties fo:font-size="20pt" style:font-size-asian="20pt" style:font-size-complex="20pt"/>
    </style:style>
    <style:style style:name="MAIN_5f_POINT_5f_1-outline9" style:display-name="MAIN_POINT_1-outline9" style:family="presentation" style:parent-style-name="MAIN_5f_POINT_5f_1-outline8">
      <style:paragraph-properties fo:margin-top="0.1cm" fo:margin-bottom="0cm"/>
      <style:text-properties fo:font-size="20pt" style:font-size-asian="20pt" style:font-size-complex="20pt"/>
    </style:style>
    <style:style style:name="MAIN_5f_POINT_5f_1-subtitle" style:display-name="MAIN_POINT_1-subtitle" style:family="presentation">
      <style:graphic-properties draw:stroke="none" draw:fill="none" draw:textarea-vertical-align="middle">
        <text:list-style style:name="MAIN_5f_POINT_5f_1-subtitle" style:display-name="MAIN_POINT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_5f_1-title" style:display-name="MAIN_POINT_1-title" style:family="presentation">
      <style:graphic-properties draw:stroke="none" draw:fill="none" draw:textarea-vertical-align="middle">
        <text:list-style style:name="MAIN_5f_POINT_5f_1-title" style:display-name="MAIN_POINT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_5f_1_5f_1-background" style:display-name="MAIN_POINT_1_1-background" style:family="presentation">
      <style:graphic-properties draw:stroke="none" draw:fill="solid" draw:fill-color="#ffffff"/>
      <style:text-properties style:letter-kerning="true"/>
    </style:style>
    <style:style style:name="MAIN_5f_POINT_5f_1_5f_1-backgroundobjects" style:display-name="MAIN_POINT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_5f_1_5f_1-notes" style:display-name="MAIN_POINT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_5f_1_5f_1-outline1" style:display-name="MAIN_POINT_1_1-outline1" style:family="presentation">
      <style:graphic-properties draw:stroke="none" draw:fill="none" draw:auto-grow-height="false" draw:fit-to-size="shrink-to-fit" style:shrink-to-fit="true">
        <text:list-style style:name="MAIN_5f_POINT_5f_1_5f_1-outline1" style:display-name="MAIN_POINT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_5f_1_5f_1-outline2" style:display-name="MAIN_POINT_1_1-outline2" style:family="presentation" style:parent-style-name="MAIN_5f_POINT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1_5f_1-outline3" style:display-name="MAIN_POINT_1_1-outline3" style:family="presentation" style:parent-style-name="MAIN_5f_POINT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1_5f_1-outline4" style:display-name="MAIN_POINT_1_1-outline4" style:family="presentation" style:parent-style-name="MAIN_5f_POINT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1_5f_1-outline5" style:display-name="MAIN_POINT_1_1-outline5" style:family="presentation" style:parent-style-name="MAIN_5f_POINT_5f_1_5f_1-outline4">
      <style:paragraph-properties fo:margin-top="0.1cm" fo:margin-bottom="0cm"/>
      <style:text-properties fo:font-size="20pt" style:font-size-asian="20pt" style:font-size-complex="20pt"/>
    </style:style>
    <style:style style:name="MAIN_5f_POINT_5f_1_5f_1-outline6" style:display-name="MAIN_POINT_1_1-outline6" style:family="presentation" style:parent-style-name="MAIN_5f_POINT_5f_1_5f_1-outline5">
      <style:paragraph-properties fo:margin-top="0.1cm" fo:margin-bottom="0cm"/>
      <style:text-properties fo:font-size="20pt" style:font-size-asian="20pt" style:font-size-complex="20pt"/>
    </style:style>
    <style:style style:name="MAIN_5f_POINT_5f_1_5f_1-outline7" style:display-name="MAIN_POINT_1_1-outline7" style:family="presentation" style:parent-style-name="MAIN_5f_POINT_5f_1_5f_1-outline6">
      <style:paragraph-properties fo:margin-top="0.1cm" fo:margin-bottom="0cm"/>
      <style:text-properties fo:font-size="20pt" style:font-size-asian="20pt" style:font-size-complex="20pt"/>
    </style:style>
    <style:style style:name="MAIN_5f_POINT_5f_1_5f_1-outline8" style:display-name="MAIN_POINT_1_1-outline8" style:family="presentation" style:parent-style-name="MAIN_5f_POINT_5f_1_5f_1-outline7">
      <style:paragraph-properties fo:margin-top="0.1cm" fo:margin-bottom="0cm"/>
      <style:text-properties fo:font-size="20pt" style:font-size-asian="20pt" style:font-size-complex="20pt"/>
    </style:style>
    <style:style style:name="MAIN_5f_POINT_5f_1_5f_1-outline9" style:display-name="MAIN_POINT_1_1-outline9" style:family="presentation" style:parent-style-name="MAIN_5f_POINT_5f_1_5f_1-outline8">
      <style:paragraph-properties fo:margin-top="0.1cm" fo:margin-bottom="0cm"/>
      <style:text-properties fo:font-size="20pt" style:font-size-asian="20pt" style:font-size-complex="20pt"/>
    </style:style>
    <style:style style:name="MAIN_5f_POINT_5f_1_5f_1-subtitle" style:display-name="MAIN_POINT_1_1-subtitle" style:family="presentation">
      <style:graphic-properties draw:stroke="none" draw:fill="none" draw:textarea-vertical-align="middle">
        <text:list-style style:name="MAIN_5f_POINT_5f_1_5f_1-subtitle" style:display-name="MAIN_POINT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_5f_1_5f_1-title" style:display-name="MAIN_POINT_1_1-title" style:family="presentation">
      <style:graphic-properties draw:stroke="none" draw:fill="none" draw:textarea-vertical-align="middle">
        <text:list-style style:name="MAIN_5f_POINT_5f_1_5f_1-title" style:display-name="MAIN_POINT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_5f_1_5f_1_5f_1_5f_1-background" style:display-name="MAIN_POINT_1_1_1_1-background" style:family="presentation">
      <style:graphic-properties draw:stroke="none" draw:fill="solid" draw:fill-color="#ffffff"/>
      <style:text-properties style:letter-kerning="true"/>
    </style:style>
    <style:style style:name="MAIN_5f_POINT_5f_1_5f_1_5f_1_5f_1-backgroundobjects" style:display-name="MAIN_POINT_1_1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_5f_1_5f_1_5f_1_5f_1-notes" style:display-name="MAIN_POINT_1_1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_5f_1_5f_1_5f_1_5f_1-outline1" style:display-name="MAIN_POINT_1_1_1_1-outline1" style:family="presentation">
      <style:graphic-properties draw:stroke="none" draw:fill="none" draw:auto-grow-height="false" draw:fit-to-size="shrink-to-fit" style:shrink-to-fit="true">
        <text:list-style style:name="MAIN_5f_POINT_5f_1_5f_1_5f_1_5f_1-outline1" style:display-name="MAIN_POINT_1_1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_5f_1_5f_1_5f_1_5f_1-outline2" style:display-name="MAIN_POINT_1_1_1_1-outline2" style:family="presentation" style:parent-style-name="MAIN_5f_POINT_5f_1_5f_1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1_5f_1_5f_1_5f_1-outline3" style:display-name="MAIN_POINT_1_1_1_1-outline3" style:family="presentation" style:parent-style-name="MAIN_5f_POINT_5f_1_5f_1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1_5f_1_5f_1_5f_1-outline4" style:display-name="MAIN_POINT_1_1_1_1-outline4" style:family="presentation" style:parent-style-name="MAIN_5f_POINT_5f_1_5f_1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1_5f_1_5f_1_5f_1-outline5" style:display-name="MAIN_POINT_1_1_1_1-outline5" style:family="presentation" style:parent-style-name="MAIN_5f_POINT_5f_1_5f_1_5f_1_5f_1-outline4">
      <style:paragraph-properties fo:margin-top="0.1cm" fo:margin-bottom="0cm"/>
      <style:text-properties fo:font-size="20pt" style:font-size-asian="20pt" style:font-size-complex="20pt"/>
    </style:style>
    <style:style style:name="MAIN_5f_POINT_5f_1_5f_1_5f_1_5f_1-outline6" style:display-name="MAIN_POINT_1_1_1_1-outline6" style:family="presentation" style:parent-style-name="MAIN_5f_POINT_5f_1_5f_1_5f_1_5f_1-outline5">
      <style:paragraph-properties fo:margin-top="0.1cm" fo:margin-bottom="0cm"/>
      <style:text-properties fo:font-size="20pt" style:font-size-asian="20pt" style:font-size-complex="20pt"/>
    </style:style>
    <style:style style:name="MAIN_5f_POINT_5f_1_5f_1_5f_1_5f_1-outline7" style:display-name="MAIN_POINT_1_1_1_1-outline7" style:family="presentation" style:parent-style-name="MAIN_5f_POINT_5f_1_5f_1_5f_1_5f_1-outline6">
      <style:paragraph-properties fo:margin-top="0.1cm" fo:margin-bottom="0cm"/>
      <style:text-properties fo:font-size="20pt" style:font-size-asian="20pt" style:font-size-complex="20pt"/>
    </style:style>
    <style:style style:name="MAIN_5f_POINT_5f_1_5f_1_5f_1_5f_1-outline8" style:display-name="MAIN_POINT_1_1_1_1-outline8" style:family="presentation" style:parent-style-name="MAIN_5f_POINT_5f_1_5f_1_5f_1_5f_1-outline7">
      <style:paragraph-properties fo:margin-top="0.1cm" fo:margin-bottom="0cm"/>
      <style:text-properties fo:font-size="20pt" style:font-size-asian="20pt" style:font-size-complex="20pt"/>
    </style:style>
    <style:style style:name="MAIN_5f_POINT_5f_1_5f_1_5f_1_5f_1-outline9" style:display-name="MAIN_POINT_1_1_1_1-outline9" style:family="presentation" style:parent-style-name="MAIN_5f_POINT_5f_1_5f_1_5f_1_5f_1-outline8">
      <style:paragraph-properties fo:margin-top="0.1cm" fo:margin-bottom="0cm"/>
      <style:text-properties fo:font-size="20pt" style:font-size-asian="20pt" style:font-size-complex="20pt"/>
    </style:style>
    <style:style style:name="MAIN_5f_POINT_5f_1_5f_1_5f_1_5f_1-subtitle" style:display-name="MAIN_POINT_1_1_1_1-subtitle" style:family="presentation">
      <style:graphic-properties draw:stroke="none" draw:fill="none" draw:textarea-vertical-align="middle">
        <text:list-style style:name="MAIN_5f_POINT_5f_1_5f_1_5f_1_5f_1-subtitle" style:display-name="MAIN_POINT_1_1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_5f_1_5f_1_5f_1_5f_1-title" style:display-name="MAIN_POINT_1_1_1_1-title" style:family="presentation">
      <style:graphic-properties draw:stroke="none" draw:fill="none" draw:textarea-vertical-align="middle">
        <text:list-style style:name="MAIN_5f_POINT_5f_1_5f_1_5f_1_5f_1-title" style:display-name="MAIN_POINT_1_1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_5f_2-background" style:display-name="MAIN_POINT_2-background" style:family="presentation">
      <style:graphic-properties draw:stroke="none" draw:fill="solid" draw:fill-color="#ffffff"/>
      <style:text-properties style:letter-kerning="true"/>
    </style:style>
    <style:style style:name="MAIN_5f_POINT_5f_2-backgroundobjects" style:display-name="MAIN_POINT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_5f_2-notes" style:display-name="MAIN_POINT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_5f_2-outline1" style:display-name="MAIN_POINT_2-outline1" style:family="presentation">
      <style:graphic-properties draw:stroke="none" draw:fill="none" draw:auto-grow-height="false" draw:fit-to-size="shrink-to-fit" style:shrink-to-fit="true">
        <text:list-style style:name="MAIN_5f_POINT_5f_2-outline1" style:display-name="MAIN_POINT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_5f_2-outline2" style:display-name="MAIN_POINT_2-outline2" style:family="presentation" style:parent-style-name="MAIN_5f_POINT_5f_2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2-outline3" style:display-name="MAIN_POINT_2-outline3" style:family="presentation" style:parent-style-name="MAIN_5f_POINT_5f_2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2-outline4" style:display-name="MAIN_POINT_2-outline4" style:family="presentation" style:parent-style-name="MAIN_5f_POINT_5f_2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2-outline5" style:display-name="MAIN_POINT_2-outline5" style:family="presentation" style:parent-style-name="MAIN_5f_POINT_5f_2-outline4">
      <style:paragraph-properties fo:margin-top="0.1cm" fo:margin-bottom="0cm"/>
      <style:text-properties fo:font-size="20pt" style:font-size-asian="20pt" style:font-size-complex="20pt"/>
    </style:style>
    <style:style style:name="MAIN_5f_POINT_5f_2-outline6" style:display-name="MAIN_POINT_2-outline6" style:family="presentation" style:parent-style-name="MAIN_5f_POINT_5f_2-outline5">
      <style:paragraph-properties fo:margin-top="0.1cm" fo:margin-bottom="0cm"/>
      <style:text-properties fo:font-size="20pt" style:font-size-asian="20pt" style:font-size-complex="20pt"/>
    </style:style>
    <style:style style:name="MAIN_5f_POINT_5f_2-outline7" style:display-name="MAIN_POINT_2-outline7" style:family="presentation" style:parent-style-name="MAIN_5f_POINT_5f_2-outline6">
      <style:paragraph-properties fo:margin-top="0.1cm" fo:margin-bottom="0cm"/>
      <style:text-properties fo:font-size="20pt" style:font-size-asian="20pt" style:font-size-complex="20pt"/>
    </style:style>
    <style:style style:name="MAIN_5f_POINT_5f_2-outline8" style:display-name="MAIN_POINT_2-outline8" style:family="presentation" style:parent-style-name="MAIN_5f_POINT_5f_2-outline7">
      <style:paragraph-properties fo:margin-top="0.1cm" fo:margin-bottom="0cm"/>
      <style:text-properties fo:font-size="20pt" style:font-size-asian="20pt" style:font-size-complex="20pt"/>
    </style:style>
    <style:style style:name="MAIN_5f_POINT_5f_2-outline9" style:display-name="MAIN_POINT_2-outline9" style:family="presentation" style:parent-style-name="MAIN_5f_POINT_5f_2-outline8">
      <style:paragraph-properties fo:margin-top="0.1cm" fo:margin-bottom="0cm"/>
      <style:text-properties fo:font-size="20pt" style:font-size-asian="20pt" style:font-size-complex="20pt"/>
    </style:style>
    <style:style style:name="MAIN_5f_POINT_5f_2-subtitle" style:display-name="MAIN_POINT_2-subtitle" style:family="presentation">
      <style:graphic-properties draw:stroke="none" draw:fill="none" draw:textarea-vertical-align="middle">
        <text:list-style style:name="MAIN_5f_POINT_5f_2-subtitle" style:display-name="MAIN_POINT_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_5f_2-title" style:display-name="MAIN_POINT_2-title" style:family="presentation">
      <style:graphic-properties draw:stroke="none" draw:fill="none" draw:textarea-vertical-align="middle">
        <text:list-style style:name="MAIN_5f_POINT_5f_2-title" style:display-name="MAIN_POINT_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_5f_1-background" style:display-name="ONE_COLUMN_TEXT_1-background" style:family="presentation">
      <style:graphic-properties draw:stroke="none" draw:fill="solid" draw:fill-color="#ffffff"/>
      <style:text-properties style:letter-kerning="true"/>
    </style:style>
    <style:style style:name="ONE_5f_COLUMN_5f_TEXT_5f_1-backgroundobjects" style:display-name="ONE_COLUMN_TEXT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_5f_1-notes" style:display-name="ONE_COLUMN_TEXT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_5f_1-outline1" style:display-name="ONE_COLUMN_TEXT_1-outline1" style:family="presentation">
      <style:graphic-properties draw:stroke="none" draw:fill="none" draw:auto-grow-height="false" draw:fit-to-size="shrink-to-fit" style:shrink-to-fit="true">
        <text:list-style style:name="ONE_5f_COLUMN_5f_TEXT_5f_1-outline1" style:display-name="ONE_COLUMN_TEXT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_5f_1-outline2" style:display-name="ONE_COLUMN_TEXT_1-outline2" style:family="presentation" style:parent-style-name="ONE_5f_COLUMN_5f_TEXT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_5f_1-outline3" style:display-name="ONE_COLUMN_TEXT_1-outline3" style:family="presentation" style:parent-style-name="ONE_5f_COLUMN_5f_TEXT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_5f_1-outline4" style:display-name="ONE_COLUMN_TEXT_1-outline4" style:family="presentation" style:parent-style-name="ONE_5f_COLUMN_5f_TEXT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_5f_1-outline5" style:display-name="ONE_COLUMN_TEXT_1-outline5" style:family="presentation" style:parent-style-name="ONE_5f_COLUMN_5f_TEXT_5f_1-outline4">
      <style:paragraph-properties fo:margin-top="0.1cm" fo:margin-bottom="0cm"/>
      <style:text-properties fo:font-size="20pt" style:font-size-asian="20pt" style:font-size-complex="20pt"/>
    </style:style>
    <style:style style:name="ONE_5f_COLUMN_5f_TEXT_5f_1-outline6" style:display-name="ONE_COLUMN_TEXT_1-outline6" style:family="presentation" style:parent-style-name="ONE_5f_COLUMN_5f_TEXT_5f_1-outline5">
      <style:paragraph-properties fo:margin-top="0.1cm" fo:margin-bottom="0cm"/>
      <style:text-properties fo:font-size="20pt" style:font-size-asian="20pt" style:font-size-complex="20pt"/>
    </style:style>
    <style:style style:name="ONE_5f_COLUMN_5f_TEXT_5f_1-outline7" style:display-name="ONE_COLUMN_TEXT_1-outline7" style:family="presentation" style:parent-style-name="ONE_5f_COLUMN_5f_TEXT_5f_1-outline6">
      <style:paragraph-properties fo:margin-top="0.1cm" fo:margin-bottom="0cm"/>
      <style:text-properties fo:font-size="20pt" style:font-size-asian="20pt" style:font-size-complex="20pt"/>
    </style:style>
    <style:style style:name="ONE_5f_COLUMN_5f_TEXT_5f_1-outline8" style:display-name="ONE_COLUMN_TEXT_1-outline8" style:family="presentation" style:parent-style-name="ONE_5f_COLUMN_5f_TEXT_5f_1-outline7">
      <style:paragraph-properties fo:margin-top="0.1cm" fo:margin-bottom="0cm"/>
      <style:text-properties fo:font-size="20pt" style:font-size-asian="20pt" style:font-size-complex="20pt"/>
    </style:style>
    <style:style style:name="ONE_5f_COLUMN_5f_TEXT_5f_1-outline9" style:display-name="ONE_COLUMN_TEXT_1-outline9" style:family="presentation" style:parent-style-name="ONE_5f_COLUMN_5f_TEXT_5f_1-outline8">
      <style:paragraph-properties fo:margin-top="0.1cm" fo:margin-bottom="0cm"/>
      <style:text-properties fo:font-size="20pt" style:font-size-asian="20pt" style:font-size-complex="20pt"/>
    </style:style>
    <style:style style:name="ONE_5f_COLUMN_5f_TEXT_5f_1-subtitle" style:display-name="ONE_COLUMN_TEXT_1-subtitle" style:family="presentation">
      <style:graphic-properties draw:stroke="none" draw:fill="none" draw:textarea-vertical-align="middle">
        <text:list-style style:name="ONE_5f_COLUMN_5f_TEXT_5f_1-subtitle" style:display-name="ONE_COLUMN_TEXT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_5f_1-title" style:display-name="ONE_COLUMN_TEXT_1-title" style:family="presentation">
      <style:graphic-properties draw:stroke="none" draw:fill="none" draw:textarea-vertical-align="middle">
        <text:list-style style:name="ONE_5f_COLUMN_5f_TEXT_5f_1-title" style:display-name="ONE_COLUMN_TEXT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8e83e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6.528cm)" draw:image-opacity="100%" style:mirror="none"/>
    </style:style>
    <style:style style:name="Mgr6" style:family="graphic" style:parent-style-name="standard">
      <style:graphic-properties draw:stroke="dash" draw:stroke-dash="Dashed_20__28_var_29__20_4" svg:stroke-width="0.053cm" svg:stroke-color="#b7b7b7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solid" draw:fill-color="#00addc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none" svg:stroke-width="0cm" draw:fill="solid" draw:fill-color="#ff0099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9" style:family="graphic" style:parent-style-name="standard">
      <style:graphic-properties draw:stroke="none" svg:stroke-width="0cm" draw:fill="solid" draw:fill-color="#8e83e4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10" style:family="graphic" style:parent-style-name="standard">
      <style:graphic-properties draw:stroke="solid" svg:stroke-width="0.026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ONE_5f_COLUMN_5f_TEXT-backgroundobjects">
      <style:graphic-properties draw:stroke="none" draw:fill="none" draw:fill-color="#ffffff" draw:auto-grow-height="false" fo:min-height="1.485cm"/>
    </style:style>
    <style:style style:name="Mpr2" style:family="presentation" style:parent-style-name="ONE_5f_COLUMN_5f_TEXT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auto-grow-height="false" fo:min-height="1.27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27cm"/>
    </style:style>
    <style:style style:name="Mpr5" style:family="presentation" style:parent-style-name="CUSTOM_5f_1-backgroundobjects">
      <style:graphic-properties draw:stroke="none" draw:fill="none" draw:fill-color="#ffffff" draw:auto-grow-height="false" fo:min-height="1.27cm"/>
    </style:style>
    <style:style style:name="Mpr6" style:family="presentation" style:parent-style-name="CUSTOM_5f_1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CUSTOM_5f_1_5f_1-backgroundobjects">
      <style:graphic-properties draw:stroke="none" draw:fill="none" draw:fill-color="#ffffff" draw:auto-grow-height="false" fo:min-height="1.27cm"/>
    </style:style>
    <style:style style:name="Mpr8" style:family="presentation" style:parent-style-name="CUSTOM_5f_1_5f_1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CUSTOM_5f_1_5f_1_5f_1-backgroundobjects">
      <style:graphic-properties draw:stroke="none" draw:fill="none" draw:fill-color="#ffffff" draw:auto-grow-height="false" fo:min-height="1.27cm"/>
    </style:style>
    <style:style style:name="Mpr10" style:family="presentation" style:parent-style-name="CUSTOM_5f_1_5f_1_5f_1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MAIN_5f_POINT-backgroundobjects">
      <style:graphic-properties draw:stroke="none" draw:fill="none" draw:fill-color="#ffffff" draw:auto-grow-height="false" fo:min-height="1.27cm"/>
    </style:style>
    <style:style style:name="Mpr12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CUSTOM_5f_1_5f_1_5f_2-backgroundobjects">
      <style:graphic-properties draw:stroke="none" draw:fill="none" draw:fill-color="#ffffff" draw:auto-grow-height="false" fo:min-height="1.27cm"/>
    </style:style>
    <style:style style:name="Mpr14" style:family="presentation" style:parent-style-name="CUSTOM_5f_1_5f_1_5f_2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CUSTOM_5f_1_5f_2-backgroundobjects">
      <style:graphic-properties draw:stroke="none" draw:fill="none" draw:fill-color="#ffffff" draw:auto-grow-height="false" fo:min-height="1.27cm"/>
    </style:style>
    <style:style style:name="Mpr16" style:family="presentation" style:parent-style-name="CUSTOM_5f_1_5f_2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MAIN_5f_POINT_5f_1-backgroundobjects">
      <style:graphic-properties draw:stroke="none" draw:fill="none" draw:fill-color="#ffffff" draw:auto-grow-height="false" fo:min-height="1.27cm"/>
    </style:style>
    <style:style style:name="Mpr18" style:family="presentation" style:parent-style-name="MAIN_5f_POINT_5f_1-backgroundobjects">
      <style:graphic-properties draw:stroke="none" draw:fill="none" draw:fill-color="#ffffff" draw:textarea-vertical-align="bottom" draw:auto-grow-height="false" fo:min-height="1.27cm"/>
    </style:style>
    <style:style style:name="Mpr19" style:family="presentation" style:parent-style-name="MAIN_5f_POINT_5f_1_5f_1-backgroundobjects">
      <style:graphic-properties draw:stroke="none" draw:fill="none" draw:fill-color="#ffffff" draw:auto-grow-height="false" fo:min-height="1.27cm"/>
    </style:style>
    <style:style style:name="Mpr20" style:family="presentation" style:parent-style-name="MAIN_5f_POINT_5f_1_5f_1-backgroundobjects">
      <style:graphic-properties draw:stroke="none" draw:fill="none" draw:fill-color="#ffffff" draw:textarea-vertical-align="bottom" draw:auto-grow-height="false" fo:min-height="1.27cm"/>
    </style:style>
    <style:style style:name="Mpr21" style:family="presentation" style:parent-style-name="MAIN_5f_POINT_5f_1_5f_1_5f_1_5f_1-backgroundobjects">
      <style:graphic-properties draw:stroke="none" draw:fill="none" draw:fill-color="#ffffff" draw:auto-grow-height="false" fo:min-height="1.27cm"/>
    </style:style>
    <style:style style:name="Mpr22" style:family="presentation" style:parent-style-name="MAIN_5f_POINT_5f_1_5f_1_5f_1_5f_1-backgroundobjects">
      <style:graphic-properties draw:stroke="none" draw:fill="none" draw:fill-color="#ffffff" draw:textarea-vertical-align="bottom" draw:auto-grow-height="false" fo:min-height="1.27cm"/>
    </style:style>
    <style:style style:name="Mpr23" style:family="presentation" style:parent-style-name="MAIN_5f_POINT_5f_2-backgroundobjects">
      <style:graphic-properties draw:stroke="none" draw:fill="none" draw:fill-color="#ffffff" draw:auto-grow-height="false" fo:min-height="1.27cm"/>
    </style:style>
    <style:style style:name="Mpr24" style:family="presentation" style:parent-style-name="MAIN_5f_POINT_5f_2-backgroundobjects">
      <style:graphic-properties draw:stroke="none" draw:fill="none" draw:fill-color="#ffffff" draw:textarea-vertical-align="bottom" draw:auto-grow-height="false" fo:min-height="1.27cm"/>
    </style:style>
    <style:style style:name="Mpr25" style:family="presentation" style:parent-style-name="ONE_5f_COLUMN_5f_TEXT_5f_1-backgroundobjects">
      <style:graphic-properties draw:stroke="none" draw:fill="none" draw:fill-color="#ffffff" draw:auto-grow-height="false" fo:min-height="1.27cm"/>
    </style:style>
    <style:style style:name="Mpr26" style:family="presentation" style:parent-style-name="ONE_5f_COLUMN_5f_TEXT_5f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8e83e4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solid" draw:fill-color="#00addc"/>
      <style:paragraph-properties fo:text-align="start" style:font-independent-line-spacing="true"/>
      <style:text-properties fo:font-size="14pt"/>
    </style:style>
    <style:style style:name="MP8" style:family="paragraph">
      <loext:graphic-properties draw:fill="solid" draw:fill-color="#ff0099"/>
      <style:paragraph-properties fo:text-align="start" style:font-independent-line-spacing="true"/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ONE_5f_COLUMN_5f_TEXT" style:display-name="ONE_COLUMN_TEXT" style:page-layout-name="PM1" draw:style-name="Mdp1">
      <draw:frame draw:name="Google Shape;43;p6" presentation:style-name="ONE_5f_COLUMN_5f_TEXT-outline1" draw:layer="backgroundobjects" svg:width="22.442cm" svg:height="11.627cm" svg:x="2.328cm" svg:y="5.076cm" presentation:class="outline" presentation:placeholder="true" presentation:user-transformed="true">
        <draw:text-box/>
      </draw:frame>
      <draw:frame draw:name="Google Shape;44;p6" presentation:style-name="ONE_5f_COLUMN_5f_TEXT-title" draw:layer="backgroundobjects" svg:width="22.442cm" svg:height="2.12cm" svg:x="2.383cm" svg:y="1.581cm" presentation:class="title" presentation:placeholder="true" presentation:user-transformed="true">
        <draw:text-box/>
      </draw:frame>
      <draw:custom-shape draw:name="Google Shape;46;p6" draw:style-name="Mgr3" draw:text-style-name="MP5" draw:layer="backgroundobjects" svg:width="4.262cm" svg:height="19.392cm" svg:x="29.759cm" svg:y="-0.132cm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47;p6" draw:style-name="Mgr4" draw:text-style-name="MP6" draw:layer="backgroundobjects" svg:width="2.047cm" svg:height="2.12cm" svg:x="30.866cm" svg:y="1.581cm">
        <draw:image xlink:href="Pictures/100002010000031500000331715A5BF019017AB5.png" xlink:type="simple" xlink:show="embed" xlink:actuate="onLoad">
          <text:p/>
        </draw:image>
      </draw:frame>
      <presentation:notes style:page-layout-name="PM2">
        <draw:page-thumbnail presentation:style-name="ONE_5f_COLUMN_5f_TEXT-title" draw:layer="backgroundobjects" svg:width="19.798cm" svg:height="11.136cm" svg:x="0.6cm" svg:y="2.257cm" presentation:class="page"/>
        <draw:frame presentation:style-name="ONE_5f_COLUMN_5f_TEX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TITLE" style:page-layout-name="PM1" draw:style-name="Mdp1">
      <draw:frame draw:name="Google Shape;9;p2" draw:style-name="Mgr5" draw:text-style-name="MP6" draw:layer="backgroundobjects" svg:width="34.174cm" svg:height="19.428cm" svg:x="0cm" svg:y="-0.237cm">
        <draw:image xlink:href="Pictures/1000020100000800000004008543D0F7284A23D5.png" xlink:type="simple" xlink:show="embed" xlink:actuate="onLoad">
          <text:p/>
        </draw:image>
      </draw:frame>
      <draw:frame draw:name="Google Shape;10;p2" presentation:style-name="TITLE-title" draw:layer="backgroundobjects" svg:width="19.752cm" svg:height="4.315cm" svg:x="11.89cm" svg:y="6.688cm" presentation:class="title" presentation:placeholder="true" presentation:user-transformed="true">
        <draw:text-box/>
      </draw:frame>
      <draw:frame draw:name="Google Shape;12;p2" draw:style-name="Mgr4" draw:text-style-name="MP6" draw:layer="backgroundobjects" svg:width="15.218cm" svg:height="4.315cm" svg:x="0.579cm" svg:y="1.22cm">
        <draw:image xlink:href="Pictures/100002010000079E000002295BC4BC56F180191B.png" xlink:type="simple" xlink:show="embed" xlink:actuate="onLoad">
          <text:p/>
        </draw:image>
      </draw:frame>
      <draw:frame presentation:style-name="TITL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6.928cm" svg:height="9.524cm" svg:x="1.06cm" svg:y="1.93cm" presentation:class="page"/>
        <draw:frame presentation:style-name="TITLE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CUSTOM_5f_1" style:display-name="CUSTOM_1" style:page-layout-name="PM1" draw:style-name="Mdp1">
      <draw:custom-shape draw:name="Google Shape;16;p3" draw:style-name="Mgr3" draw:text-style-name="MP5" draw:layer="backgroundobjects" svg:width="34.005cm" svg:height="3.267cm" svg:x="-0.074cm" svg:y="16.09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7;p3" presentation:style-name="CUSTOM_5f_1-title" draw:layer="backgroundobjects" svg:width="25.021cm" svg:height="2.12cm" svg:x="2.383cm" svg:y="1.581cm" presentation:class="title" presentation:placeholder="true" presentation:user-transformed="true">
        <draw:text-box/>
      </draw:frame>
      <draw:frame draw:name="Google Shape;18;p3" presentation:style-name="CUSTOM_5f_1-outline1" draw:layer="backgroundobjects" svg:width="25.021cm" svg:height="9.776cm" svg:x="2.383cm" svg:y="5.344cm" presentation:class="outline" presentation:placeholder="true" presentation:user-transformed="true">
        <draw:text-box/>
      </draw:frame>
      <draw:frame draw:name="Google Shape;20;p3" draw:style-name="Mgr4" draw:text-style-name="MP6" draw:layer="backgroundobjects" svg:width="2.047cm" svg:height="2.12cm" svg:x="29.591cm" svg:y="16.672cm">
        <draw:image xlink:href="Pictures/100002010000031500000331715A5BF019017AB5.png" xlink:type="simple" xlink:show="embed" xlink:actuate="onLoad">
          <text:p/>
        </draw:image>
      </draw:frame>
      <presentation:notes style:page-layout-name="PM2">
        <draw:page-thumbnail presentation:style-name="CUSTOM_5f_1-title" draw:layer="backgroundobjects" svg:width="16.928cm" svg:height="9.524cm" svg:x="1.06cm" svg:y="1.93cm" presentation:class="page"/>
        <draw:frame presentation:style-name="CUSTOM_5f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CUSTOM_5f_1_5f_1" style:display-name="CUSTOM_1_1" style:page-layout-name="PM1" draw:style-name="Mdp1">
      <draw:frame draw:name="Google Shape;23;p4" presentation:style-name="CUSTOM_5f_1_5f_1-title" draw:layer="backgroundobjects" svg:width="27.931cm" svg:height="2.12cm" svg:x="2.383cm" svg:y="1.581cm" presentation:class="title" presentation:placeholder="true" presentation:user-transformed="true">
        <draw:text-box/>
      </draw:frame>
      <draw:frame draw:name="Google Shape;24;p4" presentation:style-name="CUSTOM_5f_1_5f_1-outline1" draw:layer="backgroundobjects" svg:width="13.021cm" svg:height="9.776cm" svg:x="2.383cm" svg:y="6.078cm" presentation:class="outline" presentation:placeholder="true" presentation:user-transformed="true">
        <draw:text-box/>
      </draw:frame>
      <draw:frame draw:name="Google Shape;26;p4" presentation:style-name="CUSTOM_5f_1_5f_1-outline1" draw:layer="backgroundobjects" svg:width="13.021cm" svg:height="9.776cm" svg:x="17.293cm" svg:y="6.078cm" presentation:class="outline" presentation:placeholder="true" presentation:user-transformed="true">
        <draw:text-box/>
      </draw:frame>
      <draw:custom-shape draw:name="Google Shape;28;p4" draw:style-name="Mgr3" draw:text-style-name="MP5" draw:layer="backgroundobjects" svg:width="34.005cm" svg:height="3.267cm" svg:x="-0.074cm" svg:y="16.09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9;p4" draw:style-name="Mgr4" draw:text-style-name="MP6" draw:layer="backgroundobjects" svg:width="2.047cm" svg:height="2.12cm" svg:x="29.591cm" svg:y="16.672cm">
        <draw:image xlink:href="Pictures/100002010000031500000331715A5BF019017AB5.png" xlink:type="simple" xlink:show="embed" xlink:actuate="onLoad">
          <text:p/>
        </draw:image>
      </draw:frame>
      <presentation:notes style:page-layout-name="PM2">
        <draw:page-thumbnail presentation:style-name="CUSTOM_5f_1_5f_1-title" draw:layer="backgroundobjects" svg:width="16.928cm" svg:height="9.524cm" svg:x="1.06cm" svg:y="1.93cm" presentation:class="page"/>
        <draw:frame presentation:style-name="CUSTOM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CUSTOM_5f_1_5f_1_5f_1" style:display-name="CUSTOM_1_1_1" style:page-layout-name="PM1" draw:style-name="Mdp1">
      <draw:frame draw:name="Google Shape;32;p5" presentation:style-name="CUSTOM_5f_1_5f_1_5f_1-title" draw:layer="backgroundobjects" svg:width="30.037cm" svg:height="2.12cm" svg:x="2.383cm" svg:y="1.581cm" presentation:class="title" presentation:placeholder="true" presentation:user-transformed="true">
        <draw:text-box/>
      </draw:frame>
      <draw:frame draw:name="Google Shape;33;p5" presentation:style-name="CUSTOM_5f_1_5f_1_5f_1-outline1" draw:layer="backgroundobjects" svg:width="9.129cm" svg:height="9.776cm" svg:x="2.383cm" svg:y="6.078cm" presentation:class="outline" presentation:placeholder="true" presentation:user-transformed="true">
        <draw:text-box/>
      </draw:frame>
      <draw:frame draw:name="Google Shape;35;p5" presentation:style-name="CUSTOM_5f_1_5f_1_5f_1-outline1" draw:layer="backgroundobjects" svg:width="9.129cm" svg:height="9.776cm" svg:x="12.837cm" svg:y="6.078cm" presentation:class="outline" presentation:placeholder="true" presentation:user-transformed="true">
        <draw:text-box/>
      </draw:frame>
      <draw:frame draw:name="Google Shape;38;p5" presentation:style-name="CUSTOM_5f_1_5f_1_5f_1-outline1" draw:layer="backgroundobjects" svg:width="9.129cm" svg:height="9.776cm" svg:x="23.291cm" svg:y="6.078cm" presentation:class="outline" presentation:placeholder="true" presentation:user-transformed="true">
        <draw:text-box/>
      </draw:frame>
      <draw:custom-shape draw:name="Google Shape;39;p5" draw:style-name="Mgr3" draw:text-style-name="MP5" draw:layer="backgroundobjects" svg:width="34.005cm" svg:height="3.267cm" svg:x="-0.074cm" svg:y="16.09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40;p5" draw:style-name="Mgr4" draw:text-style-name="MP6" draw:layer="backgroundobjects" svg:width="2.047cm" svg:height="2.12cm" svg:x="29.591cm" svg:y="16.672cm">
        <draw:image xlink:href="Pictures/100002010000031500000331715A5BF019017AB5.png" xlink:type="simple" xlink:show="embed" xlink:actuate="onLoad">
          <text:p/>
        </draw:image>
      </draw:frame>
      <presentation:notes style:page-layout-name="PM2">
        <draw:page-thumbnail presentation:style-name="CUSTOM_5f_1_5f_1_5f_1-title" draw:layer="backgroundobjects" svg:width="16.928cm" svg:height="9.524cm" svg:x="1.06cm" svg:y="1.93cm" presentation:class="page"/>
        <draw:frame presentation:style-name="CUSTOM_5f_1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IN_5f_POINT" style:display-name="MAIN_POINT" style:page-layout-name="PM1" draw:style-name="Mdp1">
      <draw:frame draw:name="Google Shape;59;p8" draw:style-name="Mgr5" draw:text-style-name="MP6" draw:layer="backgroundobjects" svg:width="34.174cm" svg:height="19.428cm" svg:x="0cm" svg:y="-0.237cm">
        <draw:image xlink:href="Pictures/1000020100000800000004008543D0F7284A23D5.png" xlink:type="simple" xlink:show="embed" xlink:actuate="onLoad">
          <text:p/>
        </draw:image>
      </draw:frame>
      <draw:frame draw:name="Google Shape;60;p8" presentation:style-name="MAIN_5f_POINT-title" draw:layer="backgroundobjects" svg:width="20.128cm" svg:height="5.021cm" svg:x="10.648cm" svg:y="6.011cm" presentation:class="title" presentation:placeholder="true" presentation:user-transformed="true">
        <draw:text-box/>
      </draw:frame>
      <draw:frame presentation:style-name="MAIN_5f_POI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6.928cm" svg:height="9.524cm" svg:x="1.06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CUSTOM_5f_1_5f_1_5f_2" style:display-name="CUSTOM_1_1_2" style:page-layout-name="PM1" draw:style-name="Mdp1">
      <draw:custom-shape draw:name="Google Shape;49;p7" draw:style-name="Mgr3" draw:text-style-name="MP5" draw:layer="backgroundobjects" svg:width="34.005cm" svg:height="3.267cm" svg:x="-0.074cm" svg:y="16.09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50;p7" draw:style-name="Mgr4" draw:text-style-name="MP6" draw:layer="backgroundobjects" svg:width="2.047cm" svg:height="2.12cm" svg:x="29.591cm" svg:y="16.672cm">
        <draw:image xlink:href="Pictures/100002010000031500000331715A5BF019017AB5.png" xlink:type="simple" xlink:show="embed" xlink:actuate="onLoad">
          <text:p/>
        </draw:image>
      </draw:frame>
      <draw:frame draw:name="Google Shape;51;p7" presentation:style-name="CUSTOM_5f_1_5f_1_5f_2-title" draw:layer="backgroundobjects" svg:width="27.931cm" svg:height="2.12cm" svg:x="2.383cm" svg:y="1.581cm" presentation:class="title" presentation:placeholder="true" presentation:user-transformed="true">
        <draw:text-box/>
      </draw:frame>
      <draw:frame draw:name="Google Shape;52;p7" presentation:style-name="CUSTOM_5f_1_5f_1_5f_2-outline1" draw:layer="backgroundobjects" svg:width="13.021cm" svg:height="8.777cm" svg:x="2.383cm" svg:y="7.076cm" presentation:class="outline" presentation:placeholder="true" presentation:user-transformed="true">
        <draw:text-box/>
      </draw:frame>
      <draw:frame draw:name="Google Shape;54;p7" presentation:style-name="CUSTOM_5f_1_5f_1_5f_2-outline1" draw:layer="backgroundobjects" svg:width="13.021cm" svg:height="8.777cm" svg:x="17.293cm" svg:y="7.076cm" presentation:class="outline" presentation:placeholder="true" presentation:user-transformed="true">
        <draw:text-box/>
      </draw:frame>
      <draw:custom-shape draw:name="Google Shape;56;p7" draw:style-name="Mgr6" draw:text-style-name="MP6" draw:layer="backgroundobjects" svg:width="0.001cm" svg:height="9.192cm" svg:x="16.37cm" svg:y="5.824cm">
        <text:p/>
        <draw:enhanced-geometry draw:mirror-horizontal="false" draw:mirror-vertical="false" svg:viewBox="0 0 21600 21600" draw:type="mso-spt32" draw:enhanced-path="M 0 0 L 21600 21600 N"/>
      </draw:custom-shape>
      <presentation:notes style:page-layout-name="PM2">
        <draw:page-thumbnail presentation:style-name="CUSTOM_5f_1_5f_1_5f_2-title" draw:layer="backgroundobjects" svg:width="16.928cm" svg:height="9.524cm" svg:x="1.06cm" svg:y="1.93cm" presentation:class="page"/>
        <draw:frame presentation:style-name="CUSTOM_5f_1_5f_1_5f_2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CUSTOM_5f_1_5f_2" style:display-name="CUSTOM_1_2" style:page-layout-name="PM1" draw:style-name="Mdp1">
      <draw:frame draw:name="Google Shape;72;p11" draw:style-name="Mgr4" draw:text-style-name="MP6" draw:layer="backgroundobjects" svg:width="0.316cm" svg:height="0.253cm" svg:x="1.9cm" svg:y="18.073cm">
        <draw:image xlink:href="Pictures/100002010000003F00000032195F623BB11B5DF0.png" xlink:type="simple" xlink:show="embed" xlink:actuate="onLoad">
          <text:p/>
        </draw:image>
      </draw:frame>
      <draw:frame draw:name="Google Shape;73;p11" presentation:style-name="CUSTOM_5f_1_5f_2-title" draw:layer="backgroundobjects" svg:width="13.697cm" svg:height="2.12cm" svg:x="2.383cm" svg:y="1.581cm" presentation:class="title" presentation:placeholder="true" presentation:user-transformed="true">
        <draw:text-box/>
      </draw:frame>
      <draw:frame draw:name="Google Shape;74;p11" presentation:style-name="CUSTOM_5f_1_5f_2-outline1" draw:layer="backgroundobjects" svg:width="13.697cm" svg:height="9.776cm" svg:x="2.383cm" svg:y="5.344cm" presentation:class="outline" presentation:placeholder="true" presentation:user-transformed="true">
        <draw:text-box/>
      </draw:frame>
      <draw:custom-shape draw:name="Google Shape;75;p11" draw:style-name="Mgr3" draw:text-style-name="MP5" draw:layer="backgroundobjects" svg:width="34.005cm" svg:height="3.267cm" svg:x="-0.074cm" svg:y="16.09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76;p11" draw:style-name="Mgr4" draw:text-style-name="MP6" draw:layer="backgroundobjects" svg:width="2.047cm" svg:height="2.12cm" svg:x="29.591cm" svg:y="16.672cm">
        <draw:image xlink:href="Pictures/100002010000031500000331715A5BF019017AB5.png" xlink:type="simple" xlink:show="embed" xlink:actuate="onLoad">
          <text:p/>
        </draw:image>
      </draw:frame>
      <presentation:notes style:page-layout-name="PM2">
        <draw:page-thumbnail presentation:style-name="CUSTOM_5f_1_5f_2-title" draw:layer="backgroundobjects" svg:width="16.928cm" svg:height="9.524cm" svg:x="1.06cm" svg:y="1.93cm" presentation:class="page"/>
        <draw:frame presentation:style-name="CUSTOM_5f_1_5f_2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IN_5f_POINT_5f_1" style:display-name="MAIN_POINT_1" style:page-layout-name="PM1" draw:style-name="Mdp1">
      <draw:custom-shape draw:name="Google Shape;80;p12" draw:style-name="Mgr7" draw:text-style-name="MP7" draw:layer="backgroundobjects" svg:width="33.857cm" svg:height="19.04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81;p12" presentation:style-name="MAIN_5f_POINT_5f_1-title" draw:layer="backgroundobjects" svg:width="23.577cm" svg:height="15.15cm" svg:x="1.815cm" svg:y="1.667cm" presentation:class="title" presentation:placeholder="true" presentation:user-transformed="true">
        <draw:text-box/>
      </draw:frame>
      <draw:frame draw:name="Google Shape;82;p12" draw:style-name="Mgr4" draw:text-style-name="MP6" draw:layer="backgroundobjects" svg:width="2.047cm" svg:height="2.12cm" svg:x="30.275cm" svg:y="15.882cm">
        <draw:image xlink:href="Pictures/100002010000031500000331715A5BF019017AB5.png" xlink:type="simple" xlink:show="embed" xlink:actuate="onLoad">
          <text:p/>
        </draw:image>
      </draw:frame>
      <draw:frame presentation:style-name="MAIN_5f_POINT_5f_1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page-thumbnail presentation:style-name="MAIN_5f_POINT_5f_1-title" draw:layer="backgroundobjects" svg:width="16.928cm" svg:height="9.524cm" svg:x="1.06cm" svg:y="1.93cm" presentation:class="page"/>
        <draw:frame presentation:style-name="MAIN_5f_POINT_5f_1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IN_5f_POINT_5f_1_5f_1" style:display-name="MAIN_POINT_1_1" style:page-layout-name="PM1" draw:style-name="Mdp1">
      <draw:custom-shape draw:name="Google Shape;84;p13" draw:style-name="Mgr8" draw:text-style-name="MP8" draw:layer="backgroundobjects" svg:width="33.857cm" svg:height="19.04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85;p13" presentation:style-name="MAIN_5f_POINT_5f_1_5f_1-title" draw:layer="backgroundobjects" svg:width="23.577cm" svg:height="15.15cm" svg:x="1.815cm" svg:y="1.667cm" presentation:class="title" presentation:placeholder="true" presentation:user-transformed="true">
        <draw:text-box/>
      </draw:frame>
      <draw:frame draw:name="Google Shape;86;p13" draw:style-name="Mgr4" draw:text-style-name="MP6" draw:layer="backgroundobjects" svg:width="2.047cm" svg:height="2.12cm" svg:x="30.275cm" svg:y="15.882cm">
        <draw:image xlink:href="Pictures/100002010000031500000331715A5BF019017AB5.png" xlink:type="simple" xlink:show="embed" xlink:actuate="onLoad">
          <text:p/>
        </draw:image>
      </draw:frame>
      <draw:frame presentation:style-name="MAIN_5f_POINT_5f_1_5f_1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page-thumbnail presentation:style-name="MAIN_5f_POINT_5f_1_5f_1-title" draw:layer="backgroundobjects" svg:width="16.928cm" svg:height="9.524cm" svg:x="1.06cm" svg:y="1.93cm" presentation:class="page"/>
        <draw:frame presentation:style-name="MAIN_5f_POINT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IN_5f_POINT_5f_1_5f_1_5f_1_5f_1" style:display-name="MAIN_POINT_1_1_1_1" style:page-layout-name="PM1" draw:style-name="Mdp1">
      <draw:custom-shape draw:name="Google Shape;88;p14" draw:style-name="Mgr9" draw:text-style-name="MP5" draw:layer="backgroundobjects" svg:width="33.857cm" svg:height="19.04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89;p14" presentation:style-name="MAIN_5f_POINT_5f_1_5f_1_5f_1_5f_1-title" draw:layer="backgroundobjects" svg:width="23.577cm" svg:height="15.15cm" svg:x="1.815cm" svg:y="1.667cm" presentation:class="title" presentation:placeholder="true" presentation:user-transformed="true">
        <draw:text-box/>
      </draw:frame>
      <draw:frame draw:name="Google Shape;90;p14" draw:style-name="Mgr4" draw:text-style-name="MP6" draw:layer="backgroundobjects" svg:width="2.047cm" svg:height="2.12cm" svg:x="30.275cm" svg:y="15.882cm">
        <draw:image xlink:href="Pictures/100002010000031500000331715A5BF019017AB5.png" xlink:type="simple" xlink:show="embed" xlink:actuate="onLoad">
          <text:p/>
        </draw:image>
      </draw:frame>
      <draw:frame presentation:style-name="MAIN_5f_POINT_5f_1_5f_1_5f_1_5f_1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page-thumbnail presentation:style-name="MAIN_5f_POINT_5f_1_5f_1_5f_1_5f_1-title" draw:layer="backgroundobjects" svg:width="16.928cm" svg:height="9.524cm" svg:x="1.06cm" svg:y="1.93cm" presentation:class="page"/>
        <draw:frame presentation:style-name="MAIN_5f_POINT_5f_1_5f_1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IN_5f_POINT_5f_2" style:display-name="MAIN_POINT_2" style:page-layout-name="PM1" draw:style-name="Mdp1">
      <draw:frame draw:name="Google Shape;62;p9" draw:style-name="Mgr5" draw:text-style-name="MP6" draw:layer="backgroundobjects" svg:width="34.174cm" svg:height="19.428cm" svg:x="0cm" svg:y="-0.237cm">
        <draw:image xlink:href="Pictures/1000020100000800000004008543D0F7284A23D5.png" xlink:type="simple" xlink:show="embed" xlink:actuate="onLoad">
          <text:p/>
        </draw:image>
      </draw:frame>
      <draw:frame draw:name="Google Shape;63;p9" presentation:style-name="MAIN_5f_POINT_5f_2-title" draw:layer="backgroundobjects" svg:width="17.262cm" svg:height="5.021cm" svg:x="7.002cm" svg:y="6.011cm" presentation:class="title" presentation:placeholder="true" presentation:user-transformed="true">
        <draw:text-box/>
      </draw:frame>
      <draw:custom-shape draw:name="Google Shape;64;p9" draw:style-name="Mgr10" draw:text-style-name="MP6" draw:layer="backgroundobjects" svg:width="0.001cm" svg:height="3.258cm" svg:x="25.376cm" svg:y="6.76cm">
        <text:p/>
        <draw:enhanced-geometry draw:mirror-horizontal="false" draw:mirror-vertical="false" svg:viewBox="0 0 21600 21600" draw:type="mso-spt32" draw:enhanced-path="M 0 0 L 21600 21600 N"/>
      </draw:custom-shape>
      <draw:frame presentation:style-name="MAIN_5f_POINT_5f_2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page-thumbnail presentation:style-name="MAIN_5f_POINT_5f_2-title" draw:layer="backgroundobjects" svg:width="16.928cm" svg:height="9.524cm" svg:x="1.06cm" svg:y="1.93cm" presentation:class="page"/>
        <draw:frame presentation:style-name="MAIN_5f_POINT_5f_2-notes" draw:layer="backgroundobjects" svg:width="15.239cm" svg:height="11.429cm" svg:x="1.905cm" svg:y="12.065cm" presentation:class="notes" presentation:placeholder="true">
          <draw:text-box/>
        </draw:frame>
        <draw:frame presentation:style-name="Mpr2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ONE_5f_COLUMN_5f_TEXT_5f_1" style:display-name="ONE_COLUMN_TEXT_1" style:page-layout-name="PM1" draw:style-name="Mdp1">
      <draw:frame draw:name="Google Shape;66;p10" presentation:style-name="ONE_5f_COLUMN_5f_TEXT_5f_1-title" draw:layer="backgroundobjects" svg:width="23.636cm" svg:height="9.077cm" svg:x="2.149cm" svg:y="3.936cm" presentation:class="title" presentation:placeholder="true" presentation:user-transformed="true">
        <draw:text-box/>
      </draw:frame>
      <draw:custom-shape draw:name="Google Shape;69;p10" draw:style-name="Mgr3" draw:text-style-name="MP5" draw:layer="backgroundobjects" svg:width="4.262cm" svg:height="19.154cm" svg:x="29.759cm" svg:y="0cm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70;p10" draw:style-name="Mgr4" draw:text-style-name="MP6" draw:layer="backgroundobjects" svg:width="2.047cm" svg:height="2.12cm" svg:x="30.866cm" svg:y="1.581cm">
        <draw:image xlink:href="Pictures/100002010000031500000331715A5BF019017AB5.png" xlink:type="simple" xlink:show="embed" xlink:actuate="onLoad">
          <text:p/>
        </draw:image>
      </draw:frame>
      <presentation:notes style:page-layout-name="PM2">
        <draw:page-thumbnail presentation:style-name="ONE_5f_COLUMN_5f_TEXT_5f_1-title" draw:layer="backgroundobjects" svg:width="16.928cm" svg:height="9.524cm" svg:x="1.06cm" svg:y="1.93cm" presentation:class="page"/>
        <draw:frame presentation:style-name="ONE_5f_COLUMN_5f_TEXT_5f_1-notes" draw:layer="backgroundobjects" svg:width="15.239cm" svg:height="11.429cm" svg:x="1.905cm" svg:y="12.065cm" presentation:class="notes" presentation:placeholder="true">
          <draw:text-box/>
        </draw:frame>
        <draw:frame presentation:style-name="Mpr2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6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26"/>
    <meta:generator>LibreOfficeDev/6.0.5.2$Linux_X86_64 LibreOffice_project/</meta:generator>
  </office:meta>
</office:document-meta>
</file>